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StarSymbol" svg:font-family="StarSymbol, 'Arial Unicode M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Arial" svg:font-family="Arial" style:font-family-generic="swiss"/>
    <style:font-face style:name="FreeSans1" svg:font-family="FreeSans" style:font-family-generic="swiss"/>
    <style:font-face style:name="Nimbus Sans L" svg:font-family="'Nimbus Sans L', Arial" style:font-family-generic="swiss"/>
    <style:font-face style:name="DejaVu Sans" svg:font-family="'DejaVu Sans'"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itstream Vera Sans" svg:font-family="'Bitstream Vera Sans'" style:font-family-generic="swiss" style:font-pitch="variable"/>
    <style:font-face style:name="Liberation Sans2" svg:font-family="'Liberation Sans'" style:font-family-generic="swiss" style:font-pitch="variable"/>
    <style:font-face style:name="Liberation Sans1" svg:font-family="'Liberation Sans'" style:font-adornments="Negrita" style:font-family-generic="swiss" style:font-pitch="variable"/>
    <style:font-face style:name="Liberation Sans" svg:font-family="'Liberation Sans'" style:font-adornments="Predeterminado" style:font-family-generic="swiss" style:font-pitch="variable"/>
    <style:font-face style:name="Nimbus Sans L1"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a2" style:family="table">
      <style:table-properties style:width="6.6979in" fo:margin-left="0in" table:align="left"/>
    </style:style>
    <style:style style:name="Tabla2.A" style:family="table-column">
      <style:table-column-properties style:column-width="1.5528in"/>
    </style:style>
    <style:style style:name="Tabla2.B" style:family="table-column">
      <style:table-column-properties style:column-width="5.1451in"/>
    </style:style>
    <style:style style:name="Tabla2.1" style:family="table-row">
      <style:table-row-properties style:min-row-height="2.0451in"/>
    </style:style>
    <style:style style:name="Tabla2.A1" style:family="table-cell">
      <style:table-cell-properties style:vertical-align="middle" fo:padding="0.0382in" fo:border="none"/>
    </style:style>
    <style:style style:name="Tabla2.B1" style:family="table-cell">
      <style:table-cell-properties fo:padding="0.0382in" fo:border="none"/>
    </style:style>
    <style:style style:name="Tabla2.A2" style:family="table-cell">
      <style:table-cell-properties fo:padding="0.0382in" fo:border="none"/>
    </style:style>
    <style:style style:name="Tabla3" style:family="table">
      <style:table-properties style:width="6.15in" table:align="left" style:writing-mode="lr-tb"/>
    </style:style>
    <style:style style:name="Tabla3.A" style:family="table-column">
      <style:table-column-properties style:column-width="0.7243in"/>
    </style:style>
    <style:style style:name="Tabla3.B" style:family="table-column">
      <style:table-column-properties style:column-width="5.4257in"/>
    </style:style>
    <style:style style:name="Tabla3.1" style:family="table-row">
      <style:table-row-properties fo:keep-together="auto"/>
    </style:style>
    <style:style style:name="Tabla3.A1" style:family="table-cell">
      <style:table-cell-properties style:vertical-align="top" fo:background-color="#ccccff" fo:padding-left="0.075in" fo:padding-right="0.075in" fo:padding-top="0in" fo:padding-bottom="0in" fo:border-left="none" fo:border-right="none" fo:border-top="0.05pt solid #0000ff" fo:border-bottom="0.05pt solid #0000ff" style:writing-mode="lr-tb">
        <style:background-image/>
      </style:table-cell-properties>
    </style:style>
    <style:style style:name="Tabla3.A2" style:family="table-cell">
      <style:table-cell-properties style:vertical-align="top" fo:padding-left="0.075in" fo:padding-right="0.075in" fo:padding-top="0in" fo:padding-bottom="0in" fo:border-left="none" fo:border-right="none" fo:border-top="0.05pt solid #0000ff" fo:border-bottom="0.05pt solid #0000ff" style:writing-mode="lr-tb"/>
    </style:style>
    <style:style style:name="Tabla3.B2" style:family="table-cell">
      <style:table-cell-properties style:vertical-align="top" fo:padding-left="0.075in" fo:padding-right="0.075in" fo:padding-top="0in" fo:padding-bottom="0in" fo:border-left="none" fo:border-right="none" fo:border-top="0.05pt solid #0000ff" fo:border-bottom="0.05pt solid #0000ff" style:writing-mode="lr-tb"/>
    </style:style>
    <style:style style:name="Tabla3.A3" style:family="table-cell">
      <style:table-cell-properties style:vertical-align="top" fo:padding-left="0.075in" fo:padding-right="0.075in" fo:padding-top="0in" fo:padding-bottom="0in" fo:border-left="none" fo:border-right="none" fo:border-top="0.05pt solid #0000ff" fo:border-bottom="0.05pt solid #0000ff" style:writing-mode="lr-tb"/>
    </style:style>
    <style:style style:name="Tabla3.B3" style:family="table-cell">
      <style:table-cell-properties style:vertical-align="top" fo:padding-left="0.075in" fo:padding-right="0.075in" fo:padding-top="0in" fo:padding-bottom="0in" fo:border-left="none" fo:border-right="none" fo:border-top="0.05pt solid #0000ff" fo:border-bottom="0.05pt solid #0000ff" style:writing-mode="lr-tb"/>
    </style:style>
    <style:style style:name="Tabla3.A4" style:family="table-cell">
      <style:table-cell-properties style:vertical-align="top" fo:padding-left="0.075in" fo:padding-right="0.075in" fo:padding-top="0in" fo:padding-bottom="0in" fo:border-left="none" fo:border-right="none" fo:border-top="0.05pt solid #0000ff" fo:border-bottom="0.05pt solid #0000ff" style:writing-mode="lr-tb"/>
    </style:style>
    <style:style style:name="Tabla3.B4" style:family="table-cell">
      <style:table-cell-properties style:vertical-align="top" fo:padding-left="0.075in" fo:padding-right="0.075in" fo:padding-top="0in" fo:padding-bottom="0in" fo:border-left="none" fo:border-right="none" fo:border-top="0.05pt solid #0000ff" fo:border-bottom="0.05pt solid #0000ff" style:writing-mode="lr-tb"/>
    </style:style>
    <style:style style:name="Tabla11" style:family="table">
      <style:table-properties style:width="6.6931in" table:align="margins"/>
    </style:style>
    <style:style style:name="Tabla11.A" style:family="table-column">
      <style:table-column-properties style:column-width="1.6729in" style:rel-column-width="16383*"/>
    </style:style>
    <style:style style:name="Tabla11.D" style:family="table-column">
      <style:table-column-properties style:column-width="1.6736in" style:rel-column-width="16386*"/>
    </style:style>
    <style:style style:name="Tabla11.A1" style:family="table-cell">
      <style:table-cell-properties fo:padding="0.0382in" fo:border-left="0.05pt solid #000000" fo:border-right="none" fo:border-top="0.05pt solid #000000" fo:border-bottom="0.05pt solid #000000"/>
    </style:style>
    <style:style style:name="Tabla11.D1" style:family="table-cell">
      <style:table-cell-properties fo:padding="0.0382in" fo:border="0.05pt solid #000000"/>
    </style:style>
    <style:style style:name="Tabla11.A2" style:family="table-cell">
      <style:table-cell-properties fo:padding="0.0382in" fo:border-left="0.05pt solid #000000" fo:border-right="none" fo:border-top="none" fo:border-bottom="0.05pt solid #000000"/>
    </style:style>
    <style:style style:name="Tabla1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style:snap-to-layout-grid="false"/>
      <style:text-properties fo:color="#0000ff" style:font-name="Liberation Sans2" fo:font-size="10pt" fo:language="en" fo:country="US" fo:font-style="italic" style:font-style-asian="italic" style:font-style-complex="italic"/>
    </style:style>
    <style:style style:name="P2" style:family="paragraph" style:parent-style-name="Standard">
      <style:paragraph-properties fo:line-height="150%" fo:text-align="center" style:justify-single-word="false" style:snap-to-layout-grid="false"/>
      <style:text-properties fo:color="#0000ff" style:font-name="Liberation Sans2" fo:font-size="10pt" fo:font-style="italic" style:font-style-asian="italic" style:font-name-complex="Arial1" style:font-style-complex="italic"/>
    </style:style>
    <style:style style:name="P3" style:family="paragraph" style:parent-style-name="Standard">
      <style:paragraph-properties fo:line-height="150%" style:snap-to-layout-grid="false"/>
      <style:text-properties fo:color="#0000ff" style:font-name="Liberation Sans2" fo:font-size="10pt" fo:font-style="italic" style:font-style-asian="italic" style:font-name-complex="Arial1" style:font-style-complex="italic"/>
    </style:style>
    <style:style style:name="P4" style:family="paragraph" style:parent-style-name="Standard">
      <style:text-properties style:font-name="Liberation Sans2" fo:font-size="8pt" style:font-size-asian="8pt" style:font-size-complex="8pt"/>
    </style:style>
    <style:style style:name="P5" style:family="paragraph" style:parent-style-name="Standard">
      <style:paragraph-properties fo:text-align="center" style:justify-single-word="false" style:snap-to-layout-grid="false"/>
      <style:text-properties style:font-name="Liberation Sans2" fo:language="zxx" fo:country="none"/>
    </style:style>
    <style:style style:name="P6" style:family="paragraph" style:parent-style-name="Standard">
      <style:paragraph-properties fo:line-height="150%" fo:text-align="center" style:justify-single-word="false" style:snap-to-layout-grid="false"/>
      <style:text-properties style:font-name="Liberation Sans2" fo:font-size="10pt" fo:font-weight="bold" style:font-weight-asian="bold" style:font-name-complex="Arial1" style:font-size-complex="10pt" style:font-weight-complex="bold"/>
    </style:style>
    <style:style style:name="P7" style:family="paragraph" style:parent-style-name="Standard">
      <style:paragraph-properties fo:line-height="150%" style:snap-to-layout-grid="false"/>
      <style:text-properties style:font-name="Liberation Sans2" fo:font-size="10pt" fo:font-weight="bold" style:font-weight-asian="bold" style:font-name-complex="Arial1" style:font-size-complex="10pt" style:font-weight-complex="bold"/>
    </style:style>
    <style:style style:name="P8"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P9"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P10" style:family="paragraph" style:parent-style-name="IP">
      <style:paragraph-properties style:snap-to-layout-grid="false"/>
    </style:style>
    <style:style style:name="P11" style:family="paragraph" style:parent-style-name="Footer">
      <style:paragraph-properties fo:margin-left="0in" fo:margin-right="0.25in" fo:text-indent="0in" style:auto-text-indent="false" style:snap-to-layout-grid="false"/>
    </style:style>
    <style:style style:name="P12" style:family="paragraph" style:parent-style-name="Footer">
      <style:paragraph-properties fo:margin-left="0in" fo:margin-right="0.25in" fo:text-align="end" style:justify-single-word="false" fo:text-indent="0in" style:auto-text-indent="false" style:snap-to-layout-grid="false"/>
    </style:style>
    <style:style style:name="P13" style:family="paragraph" style:parent-style-name="Standard">
      <style:paragraph-properties fo:margin-top="0.0547in" fo:margin-bottom="0in" style:snap-to-layout-grid="false"/>
      <style:text-properties style:font-name="Liberation Sans2" fo:font-size="10pt" fo:font-weight="bold" style:font-weight-asian="bold" style:font-weight-complex="bold"/>
    </style:style>
    <style:style style:name="P14" style:family="paragraph" style:parent-style-name="Text_20_body">
      <style:text-properties fo:color="#0000ff" style:font-name="Liberation Sans2" fo:font-style="italic" style:font-style-asian="italic" style:font-name-complex="Arial1" style:font-style-complex="italic"/>
    </style:style>
    <style:style style:name="P15" style:family="paragraph" style:parent-style-name="Text_20_body">
      <style:text-properties style:font-name="Liberation Sans2"/>
    </style:style>
    <style:style style:name="P16" style:family="paragraph" style:parent-style-name="Text_20_body">
      <style:text-properties style:font-name="Liberation Sans2" style:font-name-complex="Arial1"/>
    </style:style>
    <style:style style:name="P17" style:family="paragraph" style:parent-style-name="Text_20_body">
      <style:paragraph-properties>
        <style:tab-stops>
          <style:tab-stop style:position="0in"/>
        </style:tab-stops>
      </style:paragraph-properties>
      <style:text-properties style:font-name="Liberation Sans2" fo:font-weight="normal" style:font-weight-asian="normal" style:font-name-complex="Arial1" style:font-weight-complex="normal"/>
    </style:style>
    <style:style style:name="P18" style:family="paragraph" style:parent-style-name="Text_20_body">
      <style:text-properties style:use-window-font-color="true" style:font-name="Liberation Sans2" fo:font-style="italic" style:font-style-asian="italic" style:font-name-complex="Arial1"/>
    </style:style>
    <style:style style:name="P19" style:family="paragraph" style:parent-style-name="Standard">
      <style:paragraph-properties fo:margin-left="1.25in" fo:margin-right="0in" fo:text-indent="0in" style:auto-text-indent="false"/>
      <style:text-properties style:font-name="Liberation Sans2"/>
    </style:style>
    <style:style style:name="P20" style:family="paragraph" style:parent-style-name="Text_20_body">
      <style:paragraph-properties fo:margin-left="0in" fo:margin-right="0in" fo:text-indent="0in" style:auto-text-indent="false">
        <style:tab-stops>
          <style:tab-stop style:position="0in"/>
        </style:tab-stops>
      </style:paragraph-properties>
      <style:text-properties fo:color="#0000ff" style:font-name="Liberation Sans2" fo:font-style="italic" style:font-style-asian="italic" style:font-name-complex="Arial1" style:font-style-complex="italic"/>
    </style:style>
    <style:style style:name="P21" style:family="paragraph" style:parent-style-name="Table_20_Contents">
      <style:paragraph-properties fo:text-align="justify" style:justify-single-word="false"/>
      <style:text-properties style:font-name="Liberation Sans" fo:font-size="10pt" fo:font-weight="bold" style:font-size-asian="10.5pt" style:font-weight-asian="bold" style:font-weight-complex="bold"/>
    </style:style>
    <style:style style:name="P22" style:family="paragraph" style:parent-style-name="Table_20_Contents">
      <style:paragraph-properties fo:text-align="justify" style:justify-single-word="false"/>
      <style:text-properties style:font-name="Liberation Sans" fo:font-size="10pt" fo:background-color="#ffff00" style:font-size-asian="10.5pt"/>
    </style:style>
    <style:style style:name="P23" style:family="paragraph" style:parent-style-name="Contents_20_2">
      <style:paragraph-properties>
        <style:tab-stops>
          <style:tab-stop style:position="6.4965in" style:type="right" style:leader-style="dotted" style:leader-text="."/>
        </style:tab-stops>
      </style:paragraph-properties>
    </style:style>
    <style:style style:name="P24" style:family="paragraph" style:parent-style-name="Text_20_body">
      <style:text-properties fo:font-weight="normal" fo:background-color="#ffff00" style:font-weight-asian="normal" style:font-weight-complex="normal"/>
    </style:style>
    <style:style style:name="P25" style:family="paragraph" style:parent-style-name="Text_20_body">
      <style:text-properties style:font-name="Liberation Sans2"/>
    </style:style>
    <style:style style:name="P26" style:family="paragraph" style:parent-style-name="Text_20_body">
      <style:paragraph-properties>
        <style:tab-stops>
          <style:tab-stop style:position="0in"/>
        </style:tab-stops>
      </style:paragraph-properties>
      <style:text-properties style:font-name="Liberation Sans2" fo:font-weight="normal" style:font-weight-asian="normal" style:font-name-complex="Arial1" style:font-weight-complex="normal"/>
    </style:style>
    <style:style style:name="P27" style:family="paragraph" style:parent-style-name="Text_20_body" style:list-style-name="L1">
      <style:paragraph-properties>
        <style:tab-stops>
          <style:tab-stop style:position="0in"/>
        </style:tab-stops>
      </style:paragraph-properties>
      <style:text-properties style:font-name="Liberation Sans2" fo:font-weight="normal" style:font-weight-asian="normal" style:font-name-complex="Arial1" style:font-weight-complex="normal"/>
    </style:style>
    <style:style style:name="P28" style:family="paragraph" style:parent-style-name="Text_20_body" style:list-style-name="L4">
      <style:paragraph-properties>
        <style:tab-stops>
          <style:tab-stop style:position="0in"/>
        </style:tab-stops>
      </style:paragraph-properties>
      <style:text-properties style:font-name="Liberation Sans2" fo:font-weight="normal" style:font-weight-asian="normal" style:font-name-complex="Arial1" style:font-weight-complex="normal"/>
    </style:style>
    <style:style style:name="P29" style:family="paragraph" style:parent-style-name="Text_20_body" style:list-style-name="L5">
      <style:paragraph-properties>
        <style:tab-stops>
          <style:tab-stop style:position="0in"/>
        </style:tab-stops>
      </style:paragraph-properties>
      <style:text-properties style:font-name="Liberation Sans2" fo:font-weight="normal" style:font-weight-asian="normal" style:font-name-complex="Arial1" style:font-weight-complex="normal"/>
    </style:style>
    <style:style style:name="P30" style:family="paragraph" style:parent-style-name="Text_20_body" style:list-style-name="L8">
      <style:paragraph-properties>
        <style:tab-stops>
          <style:tab-stop style:position="0in"/>
        </style:tab-stops>
      </style:paragraph-properties>
      <style:text-properties style:font-name="Liberation Sans2" fo:font-weight="normal" style:font-weight-asian="normal" style:font-name-complex="Arial1" style:font-weight-complex="normal"/>
    </style:style>
    <style:style style:name="P31" style:family="paragraph" style:parent-style-name="Text_20_body">
      <style:text-properties style:font-name="Liberation Sans2" fo:font-weight="normal" fo:background-color="#ffff00" style:font-weight-asian="normal" style:font-weight-complex="normal"/>
    </style:style>
    <style:style style:name="P32" style:family="paragraph" style:parent-style-name="Text_20_body" style:list-style-name="L4">
      <style:paragraph-properties>
        <style:tab-stops>
          <style:tab-stop style:position="0in"/>
        </style:tab-stops>
      </style:paragraph-properties>
      <style:text-properties style:font-name="Liberation Sans2" fo:font-weight="bold" style:font-weight-asian="bold" style:font-name-complex="Arial1" style:font-weight-complex="bold"/>
    </style:style>
    <style:style style:name="P33" style:family="paragraph" style:parent-style-name="Text_20_body">
      <style:paragraph-properties>
        <style:tab-stops>
          <style:tab-stop style:position="0in"/>
        </style:tab-stops>
      </style:paragraph-properties>
      <style:text-properties style:font-name="Liberation Sans2" fo:font-weight="bold" style:font-weight-asian="bold" style:font-name-complex="Arial1"/>
    </style:style>
    <style:style style:name="P34" style:family="paragraph" style:parent-style-name="Text_20_body">
      <style:text-properties fo:color="#0000ff" style:font-name="Liberation Sans2" fo:font-style="italic" style:font-style-asian="italic" style:font-name-complex="Arial1" style:font-style-complex="italic"/>
    </style:style>
    <style:style style:name="P35" style:family="paragraph" style:parent-style-name="Text_20_body" style:list-style-name="WW8Num7">
      <style:paragraph-properties>
        <style:tab-stops>
          <style:tab-stop style:position="0.75in"/>
        </style:tab-stops>
      </style:paragraph-properties>
      <style:text-properties fo:color="#0000ff" style:font-name="Liberation Sans2" fo:font-style="italic" style:font-style-asian="italic" style:font-name-complex="Arial1" style:font-style-complex="italic"/>
    </style:style>
    <style:style style:name="P36" style:family="paragraph" style:parent-style-name="Text_20_body" style:list-style-name="WW8Num6">
      <style:paragraph-properties>
        <style:tab-stops>
          <style:tab-stop style:position="0.75in"/>
        </style:tab-stops>
      </style:paragraph-properties>
      <style:text-properties fo:color="#0000ff" style:font-name="Liberation Sans2" fo:font-style="italic" style:font-style-asian="italic" style:font-name-complex="Arial1" style:font-style-complex="italic"/>
    </style:style>
    <style:style style:name="P37" style:family="paragraph" style:parent-style-name="Text_20_body" style:list-style-name="WW8Num8">
      <style:paragraph-properties>
        <style:tab-stops>
          <style:tab-stop style:position="0.75in"/>
        </style:tab-stops>
      </style:paragraph-properties>
      <style:text-properties fo:color="#0000ff" style:font-name="Liberation Sans2" fo:font-style="italic" style:font-style-asian="italic" style:font-name-complex="Arial1" style:font-style-complex="italic"/>
    </style:style>
    <style:style style:name="P38" style:family="paragraph" style:parent-style-name="Text_20_body" style:list-style-name="WW8Num4">
      <style:paragraph-properties>
        <style:tab-stops>
          <style:tab-stop style:position="0.75in"/>
        </style:tab-stops>
      </style:paragraph-properties>
      <style:text-properties fo:color="#0000ff" style:font-name="Liberation Sans2" fo:font-style="italic" style:font-style-asian="italic" style:font-name-complex="Arial1" style:font-style-complex="italic"/>
    </style:style>
    <style:style style:name="P39" style:family="paragraph" style:parent-style-name="Text_20_body" style:list-style-name="WW8Num5">
      <style:paragraph-properties>
        <style:tab-stops>
          <style:tab-stop style:position="0.75in"/>
        </style:tab-stops>
      </style:paragraph-properties>
      <style:text-properties fo:color="#0000ff" style:font-name="Liberation Sans2" fo:font-style="italic" style:font-style-asian="italic" style:font-name-complex="Arial1" style:font-style-complex="italic"/>
    </style:style>
    <style:style style:name="P40" style:family="paragraph" style:parent-style-name="Text_20_body">
      <style:text-properties fo:color="#0000ff" style:font-name="Liberation Sans2" fo:font-style="italic" fo:background-color="#ffff00" style:font-style-asian="italic" style:font-name-complex="Arial1" style:font-style-complex="italic"/>
    </style:style>
    <style:style style:name="P41" style:family="paragraph" style:parent-style-name="Text_20_body" style:list-style-name="WW8Num3">
      <style:paragraph-properties>
        <style:tab-stops>
          <style:tab-stop style:position="0.75in"/>
        </style:tab-stops>
      </style:paragraph-properties>
      <style:text-properties fo:color="#0000ff" style:font-name="Liberation Sans2" fo:font-style="italic" fo:background-color="#ffff00" style:font-style-asian="italic" style:font-name-complex="Arial1" style:font-style-complex="italic"/>
    </style:style>
    <style:style style:name="P42" style:family="paragraph" style:parent-style-name="Text_20_body" style:list-style-name="L7">
      <style:paragraph-properties fo:text-align="justify" style:justify-single-word="false"/>
      <style:text-properties style:use-window-font-color="true" style:font-name="Liberation Sans2" fo:font-style="italic" style:font-style-asian="italic" style:font-name-complex="Arial1" style:font-style-complex="italic"/>
    </style:style>
    <style:style style:name="P43" style:family="paragraph" style:parent-style-name="Text_20_body">
      <style:paragraph-properties>
        <style:tab-stops>
          <style:tab-stop style:position="0in"/>
        </style:tab-stops>
      </style:paragraph-properties>
    </style:style>
    <style:style style:name="P44" style:family="paragraph" style:parent-style-name="Text_20_body" style:list-style-name="L2">
      <style:paragraph-properties fo:margin-top="0in" fo:margin-bottom="0in"/>
      <style:text-properties style:use-window-font-color="true" style:font-name="Liberation Sans2" fo:font-style="italic" style:font-style-asian="italic" style:font-name-complex="Arial1" style:font-style-complex="italic"/>
    </style:style>
    <style:style style:name="P45" style:family="paragraph" style:parent-style-name="Text_20_body" style:list-style-name="L3">
      <style:paragraph-properties fo:margin-top="0in" fo:margin-bottom="0in">
        <style:tab-stops>
          <style:tab-stop style:position="0in"/>
        </style:tab-stops>
      </style:paragraph-properties>
      <style:text-properties style:font-name="Liberation Sans2" fo:font-weight="normal" style:font-weight-asian="normal" style:font-name-complex="Arial1" style:font-weight-complex="normal"/>
    </style:style>
    <style:style style:name="P46" style:family="paragraph" style:parent-style-name="Heading_20_2" style:list-style-name="WW8Num2">
      <style:paragraph-properties>
        <style:tab-stops>
          <style:tab-stop style:position="0in"/>
        </style:tab-stops>
      </style:paragraph-properties>
      <style:text-properties style:font-name="Liberation Sans2" fo:font-weight="bold" style:font-weight-asian="bold" style:font-name-complex="Arial1"/>
    </style:style>
    <style:style style:name="P47" style:family="paragraph" style:parent-style-name="Heading_20_1" style:list-style-name="WW8Num2">
      <style:paragraph-properties>
        <style:tab-stops>
          <style:tab-stop style:position="0in"/>
        </style:tab-stops>
      </style:paragraph-properties>
      <style:text-properties fo:font-weight="bold" style:font-weight-asian="bold" style:font-weight-complex="bold"/>
    </style:style>
    <style:style style:name="P48" style:family="paragraph" style:parent-style-name="Heading_20_1" style:list-style-name="WW8Num2">
      <style:paragraph-properties>
        <style:tab-stops>
          <style:tab-stop style:position="0in"/>
        </style:tab-stops>
      </style:paragraph-properties>
      <style:text-properties style:font-name="Liberation Sans2"/>
    </style:style>
    <style:style style:name="P49" style:family="paragraph" style:parent-style-name="Heading_20_1" style:list-style-name="WW8Num2">
      <style:paragraph-properties>
        <style:tab-stops>
          <style:tab-stop style:position="0in"/>
        </style:tab-stops>
      </style:paragraph-properties>
      <style:text-properties style:font-name="Liberation Sans2" style:font-name-complex="Arial1"/>
    </style:style>
    <style:style style:name="P50" style:family="paragraph" style:parent-style-name="Heading_20_1">
      <style:paragraph-properties fo:margin-top="0.0945in" fo:margin-bottom="0.0945in" fo:text-align="start" style:justify-single-word="false" fo:orphans="0" fo:widows="0" fo:hyphenation-ladder-count="no-limit" style:snap-to-layout-grid="false" style:writing-mode="lr-tb">
        <style:tab-stops>
          <style:tab-stop style:position="0in"/>
        </style:tab-stops>
      </style:paragraph-properties>
      <style:text-properties fo:font-variant="normal" fo:text-transform="none" fo:color="#000000" style:font-name="Liberation Sans2" fo:font-size="22pt" fo:language="es" fo:country="MX" style:letter-kerning="true" style:font-name-asian="DejaVu Sans" style:font-size-asian="24pt" style:language-asian="zxx" style:country-asian="none" style:font-name-complex="Times New Roman" style:font-size-complex="24pt" style:language-complex="ar" style:country-complex="SA" fo:hyphenate="false" fo:hyphenation-remain-char-count="2" fo:hyphenation-push-char-count="2"/>
    </style:style>
    <style:style style:name="P51" style:family="paragraph" style:parent-style-name="Encabezado_5f_de_5f_Indice">
      <style:text-properties style:font-name="Liberation Sans2" fo:font-size="12pt" style:font-size-asian="12pt" style:font-size-complex="12pt"/>
    </style:style>
    <style:style style:name="P52" style:family="paragraph" style:parent-style-name="Contents_20_3">
      <style:paragraph-properties>
        <style:tab-stops>
          <style:tab-stop style:position="6.3in" style:type="right" style:leader-style="dotted" style:leader-text="."/>
        </style:tab-stops>
      </style:paragraph-properties>
    </style:style>
    <style:style style:name="P53" style:family="paragraph" style:parent-style-name="Heading_20_3" style:list-style-name="WW8Num2">
      <style:paragraph-properties>
        <style:tab-stops>
          <style:tab-stop style:position="0in"/>
        </style:tab-stops>
      </style:paragraph-properties>
      <style:text-properties style:font-name="Liberation Sans2" fo:font-weight="bold" style:font-weight-asian="bold" style:font-name-complex="Arial1"/>
    </style:style>
    <style:style style:name="P54" style:family="paragraph" style:parent-style-name="Heading_20_3" style:list-style-name="WW8Num2">
      <style:text-properties style:font-name="Liberation Sans2" fo:font-weight="bold" style:font-weight-asian="bold" style:font-weight-complex="bold"/>
    </style:style>
    <style:style style:name="P55" style:family="paragraph" style:parent-style-name="Heading_20_3" style:list-style-name="WW8Num2">
      <style:text-properties style:font-name="Liberation Sans2"/>
    </style:style>
    <style:style style:name="P56" style:family="paragraph" style:parent-style-name="IP">
      <style:text-properties style:font-name="Liberation Sans2"/>
    </style:style>
    <style:style style:name="P57" style:family="paragraph" style:parent-style-name="IP">
      <style:text-properties style:font-name="Liberation Sans2" fo:font-size="12pt" fo:font-weight="normal" style:font-size-asian="12pt" style:font-weight-asian="normal" style:font-name-complex="Verdana" style:font-size-complex="12pt" style:font-weight-complex="normal"/>
    </style:style>
    <style:style style:name="P58" style:family="paragraph" style:parent-style-name="IP">
      <style:paragraph-properties fo:margin-top="0.0547in" fo:margin-bottom="0in" style:snap-to-layout-grid="false"/>
      <style:text-properties style:font-name="Liberation Sans2" fo:font-weight="bold" style:font-weight-asian="bold"/>
    </style:style>
    <style:style style:name="P59" style:family="paragraph" style:parent-style-name="Contents_20_1">
      <style:paragraph-properties>
        <style:tab-stops>
          <style:tab-stop style:position="6.6929in" style:type="right" style:leader-style="dotted" style:leader-text="."/>
        </style:tab-stops>
      </style:paragraph-properties>
    </style:style>
    <style:style style:name="P60" style:family="paragraph" style:parent-style-name="Standard">
      <style:paragraph-properties fo:text-align="center" style:justify-single-word="false" style:snap-to-layout-grid="false"/>
      <style:text-properties style:font-name="Liberation Sans2" fo:language="zxx" fo:country="none"/>
    </style:style>
    <style:style style:name="P61" style:family="paragraph" style:parent-style-name="Standard">
      <style:text-properties style:font-name="Liberation Sans2" fo:font-size="12pt" style:font-size-asian="12pt" style:font-size-complex="12pt"/>
    </style:style>
    <style:style style:name="P62" style:family="paragraph" style:parent-style-name="Standard">
      <style:paragraph-properties fo:margin-left="0.0835in" fo:margin-right="0in" fo:line-height="150%" fo:text-align="justify" style:justify-single-word="false" fo:text-indent="0in" style:auto-text-indent="false"/>
    </style:style>
    <style:style style:name="P63" style:family="paragraph" style:parent-style-name="Standard">
      <style:paragraph-properties fo:margin-left="0.0835in" fo:margin-right="0in" fo:line-height="150%" fo:text-align="justify" style:justify-single-word="false" fo:text-indent="0in" style:auto-text-indent="false"/>
      <style:text-properties style:font-name="Liberation Sans2" fo:font-size="8pt" fo:language="es" fo:country="ES" style:font-size-complex="10pt"/>
    </style:style>
    <style:style style:name="P64" style:family="paragraph" style:parent-style-name="Standard">
      <style:paragraph-properties fo:margin-left="0.0835in" fo:margin-right="0in" fo:line-height="150%" fo:text-indent="0in" style:auto-text-indent="false"/>
      <style:text-properties style:font-name="Liberation Sans2" fo:font-size="8pt" fo:font-weight="bold" style:font-weight-asian="bold" style:font-size-complex="10pt" style:font-weight-complex="bold"/>
    </style:style>
    <style:style style:name="P65" style:family="paragraph" style:parent-style-name="Standard">
      <style:paragraph-properties fo:margin-left="0.0835in" fo:margin-right="0in" fo:line-height="150%" fo:text-indent="0in" style:auto-text-indent="false"/>
      <style:text-properties style:font-name="Liberation Sans2" fo:font-size="8pt"/>
    </style:style>
    <style:style style:name="P66" style:family="paragraph" style:parent-style-name="Standard">
      <style:paragraph-properties fo:margin-left="0.0835in" fo:margin-right="0in" fo:margin-top="0.0547in" fo:margin-bottom="0in" fo:line-height="150%" fo:text-indent="0in" style:auto-text-indent="false" style:snap-to-layout-grid="false"/>
      <style:text-properties style:font-name="Liberation Sans2" fo:font-size="8pt" fo:language="es" fo:country="ES" fo:font-weight="bold" style:font-size-asian="12pt" style:font-weight-asian="bold" style:font-size-complex="10pt" style:font-weight-complex="bold"/>
    </style:style>
    <style:style style:name="P6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Verdana" fo:font-weight="bold" style:font-weight-asian="bold" style:font-size-complex="10pt" style:font-weight-complex="bold"/>
    </style:style>
    <style:style style:name="T2" style:family="text">
      <style:text-properties style:font-name-complex="Arial1"/>
    </style:style>
    <style:style style:name="T3" style:family="text">
      <style:text-properties style:font-name-complex="Arial1" style:font-size-complex="12pt"/>
    </style:style>
    <style:style style:name="T4" style:family="text">
      <style:text-properties fo:language="es" fo:country="ES" fo:font-weight="bold" style:font-weight-asian="bold" style:font-size-complex="10pt" style:font-weight-complex="bold"/>
    </style:style>
    <style:style style:name="T5" style:family="text">
      <style:text-properties fo:language="es" fo:country="ES" style:font-size-complex="10pt"/>
    </style:style>
    <style:style style:name="T6" style:family="text">
      <style:text-properties style:font-name="Liberation Sans2"/>
    </style:style>
    <style:style style:name="T7" style:family="text">
      <style:text-properties style:font-name="Liberation Sans2" fo:font-size="8pt" fo:language="es" fo:country="ES" style:font-size-complex="10pt"/>
    </style:style>
    <style:style style:name="T8" style:family="text">
      <style:text-properties style:font-name="Liberation Sans2" fo:font-size="8pt" style:font-size-complex="10pt"/>
    </style:style>
    <style:style style:name="T9" style:family="text">
      <style:text-properties style:font-name="Liberation Sans2" style:font-name-complex="Arial1"/>
    </style:style>
    <style:style style:name="T10" style:family="text">
      <style:text-properties style:font-name="Liberation Sans2" fo:font-weight="bold" style:font-weight-asian="bold" style:font-name-complex="Arial1" style:font-weight-complex="bold"/>
    </style:style>
    <style:style style:name="T11" style:family="text">
      <style:text-properties style:font-name="Liberation Sans2" fo:font-weight="normal" style:font-weight-asian="normal" style:font-name-complex="Arial1" style:font-weight-complex="normal"/>
    </style:style>
    <style:style style:name="T12" style:family="text">
      <style:text-properties fo:color="#ff0000" fo:background-color="#ffff00"/>
    </style:style>
    <style:style style:name="T13" style:family="text">
      <style:text-properties fo:color="#0000ff" fo:font-style="italic" style:font-style-asian="italic" style:font-name-complex="Arial1" style:font-style-complex="italic"/>
    </style:style>
    <style:style style:name="T14" style:family="text">
      <style:text-properties fo:color="#0000ff" fo:font-style="italic" fo:font-weight="bold" style:font-style-asian="italic" style:font-weight-asian="bold" style:font-name-complex="Arial1" style:font-style-complex="italic"/>
    </style:style>
    <style:style style:name="T15" style:family="text">
      <style:text-properties fo:font-weight="bold" style:font-weight-asian="bold" style:font-weight-complex="bold"/>
    </style:style>
    <style:style style:name="T16" style:family="text">
      <style:text-properties style:use-window-font-color="true" style:text-outline="false" style:text-line-through-style="none" style:text-position="0% 100%" style:font-name="Andale Sans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text:dont-balance-text-columns="true"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a2" table:style-name="Tabla2">
        <table:table-column table:style-name="Tabla2.A"/>
        <table:table-column table:style-name="Tabla2.B"/>
        <table:table-row table:style-name="Tabla2.1">
          <table:table-cell table:style-name="Tabla2.A1" office:value-type="string">
            <text:p text:style-name="P5">Cooperativa</text:p>
            <text:p text:style-name="P5">CubaSWL</text:p>
          </table:table-cell>
          <table:table-cell table:style-name="Tabla2.B1" office:value-type="string">
            <text:p text:style-name="P13">Cooperativa CubaSWL</text:p>
            <text:h text:style-name="P50" text:outline-level="1" text:is-list-header="true"><text:bookmark-start text:name="__RefHeading__2421_10717008891"/>Plan de Gestión de la Configuración<text:bookmark-end text:name="__RefHeading__2421_10717008891"/></text:h>
            <text:p text:style-name="P57">ToNgueLP, editor de corpus de textos para tareas NLP.</text:p>
            <text:p text:style-name="P56">Producto: ToNgueLP Corpus Tools </text:p>
            <text:p text:style-name="P58"><text:bookmark-start text:name="__DdeLink__1832_1032860403"/>Versión: 1.0<text:bookmark-end text:name="__DdeLink__1832_1032860403"/></text:p>
            <text:p text:style-name="P58">Autor: Ing. Abel Meneses Abad</text:p>
          </table:table-cell>
        </table:table-row>
        <table:table-row>
          <table:table-cell table:style-name="Tabla2.A2" table:number-columns-spanned="2" office:value-type="string">
            <text:p text:style-name="P64">Reglas de Confidencialidad</text:p>
            <text:p text:style-name="P65"><text:span text:style-name="T4">Clasificación</text:span><text:span text:style-name="T5">: Software particular para la Universidad de Camagüey, factible de exportar por las partes desarrolladoras, de carácter nacional a evaluar en la convocatoria del CITMA en el 2014.</text:span></text:p>
            <text:p text:style-name="P62"><text:span text:style-name="T7">Este documento contiene información propietaria de </text:span><text:span text:style-name="ALBET_20_Char"><text:span text:style-name="T8">Abel Meneses Abad</text:span></text:span><text:span text:style-name="T7">, y es emitido confidencialmente para orientar al equipo de desarrollo de ToNgueLP.</text:span></text:p>
            <text:p text:style-name="P63">El que recibe el documento asume la custodia y control, comprometiéndose a no reproducir, divulgar, difundir o de cualquier manera hacer de conocimientos público su contenido, excepto para cumplir el propósito para el cual se ha generado.</text:p>
            <text:p text:style-name="P66">Estas reglas son aplicables a las <text:span text:style-name="T12"><text:page-count style:num-format="1">6</text:page-count></text:span> páginas de este documento. </text:p>
          </table:table-cell>
          <table:covered-table-cell/>
        </table:table-row>
      </table:table>
      <text:section text:style-name="Sect1" text:name="Sección2">
        <text:p text:style-name="P61"/>
        <text:p text:style-name="P51"><text:bookmark-start text:name="Índice"/>Índice<text:bookmark-end text:name="Índice"/> de contenido</text:p>
        <text:table-of-content text:style-name="Sect2" text:name="Índice de contenido1">
          <text:table-of-content-source text:outline-level="3">
            <text:index-title-template text:style-name="Encabezado_5f_de_5f_Indic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9"><text:a xlink:type="simple" xlink:href="#__RefHeading__2421_10717008891" text:style-name="Index_20_Link" text:visited-style-name="Index_20_Link">Plan de Gestión de la Configuración<text:tab/>1</text:a></text:p>
            <text:p text:style-name="P59"><text:a xlink:type="simple" xlink:href="#__RefHeading__16005_946267375" text:style-name="Index_20_Link" text:visited-style-name="Index_20_Link">1 Introducción<text:tab/>2</text:a></text:p>
            <text:p text:style-name="P23"><text:a xlink:type="simple" xlink:href="#__RefHeading__16007_946267375" text:style-name="Index_20_Link" text:visited-style-name="Index_20_Link">1.1 Propósito<text:tab/>2</text:a></text:p>
            <text:p text:style-name="P23"><text:a xlink:type="simple" xlink:href="#__RefHeading__16009_946267375" text:style-name="Index_20_Link" text:visited-style-name="Index_20_Link">1.2 Alcance<text:tab/>2</text:a></text:p>
            <text:p text:style-name="P23"><text:a xlink:type="simple" xlink:href="#__RefHeading__16011_946267375" text:style-name="Index_20_Link" text:visited-style-name="Index_20_Link">1.3 Definiciones, acrónimos y abreviaturas<text:tab/>2</text:a></text:p>
            <text:p text:style-name="P23"><text:a xlink:type="simple" xlink:href="#__RefHeading__16013_946267375" text:style-name="Index_20_Link" text:visited-style-name="Index_20_Link">1.4 Referencias<text:tab/>2</text:a></text:p>
            <text:p text:style-name="P23"><text:a xlink:type="simple" xlink:href="#__RefHeading__16015_946267375" text:style-name="Index_20_Link" text:visited-style-name="Index_20_Link">1.5 Resumen<text:tab/>2</text:a></text:p>
            <text:p text:style-name="P59"><text:a xlink:type="simple" xlink:href="#__RefHeading__16017_946267375" text:style-name="Index_20_Link" text:visited-style-name="Index_20_Link">2 Gestión de Configuración de Software<text:tab/>2</text:a></text:p>
            <text:p text:style-name="P23"><text:a xlink:type="simple" xlink:href="#__RefHeading__16019_946267375" text:style-name="Index_20_Link" text:visited-style-name="Index_20_Link">2.1 Organización de la Gestión de Configuración de Software<text:tab/>2</text:a></text:p>
            <text:p text:style-name="P23"><text:a xlink:type="simple" xlink:href="#__RefHeading__16021_946267375" text:style-name="Index_20_Link" text:visited-style-name="Index_20_Link">2.2 Responsabilidades<text:tab/>3</text:a></text:p>
            <text:p text:style-name="P59"><text:a xlink:type="simple" xlink:href="#__RefHeading__16023_946267375" text:style-name="Index_20_Link" text:visited-style-name="Index_20_Link">3 Actividades de Gestión de Configuración de Software<text:tab/>3</text:a></text:p>
            <text:p text:style-name="P23"><text:a xlink:type="simple" xlink:href="#__RefHeading__16025_946267375" text:style-name="Index_20_Link" text:visited-style-name="Index_20_Link">3.1 Identificación de la configuración<text:tab/>3</text:a></text:p>
            <text:p text:style-name="P52"><text:a xlink:type="simple" xlink:href="#__RefHeading__5275_1297828529" text:style-name="Index_20_Link" text:visited-style-name="Index_20_Link">3.1.1 Especificación de la identificación<text:tab/>3</text:a></text:p>
            <text:p text:style-name="P52"><text:a xlink:type="simple" xlink:href="#__RefHeading__16029_946267375" text:style-name="Index_20_Link" text:visited-style-name="Index_20_Link">3.1.2 Identificación para el formulario de control de cambios<text:tab/>4</text:a></text:p>
            <text:p text:style-name="P52"><text:a xlink:type="simple" xlink:href="#__RefHeading__16031_946267375" text:style-name="Index_20_Link" text:visited-style-name="Index_20_Link">3.1.3 Líneas base del proyecto<text:tab/>4</text:a></text:p>
            <text:p text:style-name="P52"><text:a xlink:type="simple" xlink:href="#__RefHeading__16033_946267375" text:style-name="Index_20_Link" text:visited-style-name="Index_20_Link">3.1.4 Bibliotecas<text:tab/>4</text:a></text:p>
            <text:p text:style-name="P23"><text:a xlink:type="simple" xlink:href="#__RefHeading__16035_946267375" text:style-name="Index_20_Link" text:visited-style-name="Index_20_Link">3.2 Control de la configuración<text:tab/>5</text:a></text:p>
            <text:p text:style-name="P52"><text:a xlink:type="simple" xlink:href="#__RefHeading__16037_946267375" text:style-name="Index_20_Link" text:visited-style-name="Index_20_Link">3.2.1 Procedimientos para cambiar una línea base<text:tab/>5</text:a></text:p>
            <text:p text:style-name="P52"><text:a xlink:type="simple" xlink:href="#__RefHeading__16039_946267375" text:style-name="Index_20_Link" text:visited-style-name="Index_20_Link">3.2.2 Procedimiento para procesar pedidos de cambios y su aceptación<text:tab/>5</text:a></text:p>
            <text:p text:style-name="P52"><text:a xlink:type="simple" xlink:href="#__RefHeading__16041_946267375" text:style-name="Index_20_Link" text:visited-style-name="Index_20_Link">3.2.3 Comité de Control de Cambios<text:tab/>5</text:a></text:p>
            <text:p text:style-name="P52"><text:a xlink:type="simple" xlink:href="#__RefHeading__16043_946267375" text:style-name="Index_20_Link" text:visited-style-name="Index_20_Link">3.2.4 Revisión de documentos<text:tab/>5</text:a></text:p>
            <text:p text:style-name="P52"><text:a xlink:type="simple" xlink:href="#__RefHeading__16045_946267375" text:style-name="Index_20_Link" text:visited-style-name="Index_20_Link">3.2.5 Herramientas automatizadas para el Control de Cambios<text:tab/>5</text:a></text:p>
            <text:p text:style-name="P23"><text:a xlink:type="simple" xlink:href="#__RefHeading__16047_946267375" text:style-name="Index_20_Link" text:visited-style-name="Index_20_Link">3.3 Estado de la configuración<text:tab/>6</text:a></text:p>
            <text:p text:style-name="P52"><text:a xlink:type="simple" xlink:href="#__RefHeading__16049_946267375" text:style-name="Index_20_Link" text:visited-style-name="Index_20_Link">3.3.1 Almacenamiento, manipulación y entregables del proyecto<text:tab/>6</text:a></text:p>
            <text:p text:style-name="P52"><text:a xlink:type="simple" xlink:href="#__RefHeading__16051_946267375" text:style-name="Index_20_Link" text:visited-style-name="Index_20_Link">3.3.2 Reportes<text:tab/>6</text:a></text:p>
            <text:p text:style-name="P52"><text:a xlink:type="simple" xlink:href="#__RefHeading__16053_946267375" text:style-name="Index_20_Link" text:visited-style-name="Index_20_Link">3.3.3 Proceso de entregas<text:tab/>7</text:a></text:p>
            <text:p text:style-name="P23"><text:a xlink:type="simple" xlink:href="#__RefHeading__16055_946267375" text:style-name="Index_20_Link" text:visited-style-name="Index_20_Link">3.4 Auditorías a la configuración<text:tab/>7</text:a></text:p>
            <text:p text:style-name="P52"><text:a xlink:type="simple" xlink:href="#__RefHeading__23581_946267375" text:style-name="Index_20_Link" text:visited-style-name="Index_20_Link">3.4.1 Número de auditorías a realizar y cuándo serán llevadas a cabo<text:tab/>7</text:a></text:p>
            <text:p text:style-name="P59"><text:a xlink:type="simple" xlink:href="#__RefHeading__16059_946267375" text:style-name="Index_20_Link" text:visited-style-name="Index_20_Link">4 Entrenamiento<text:tab/>7</text:a></text:p>
          </text:index-body>
        </text:table-of-content>
        <text:p text:style-name="Contents_20_Heading"><text:soft-page-break/></text:p>
      </text:section>
      <text:list xml:id="list678517342" text:style-name="WW8Num2">
        <text:list-item>
          <text:h text:style-name="P47" text:outline-level="1"><text:bookmark-start text:name="__RefHeading__16005_946267375"/><text:span text:style-name="T2"><text:s/></text:span><text:span text:style-name="T9">Introducción</text:span><text:bookmark-end text:name="__RefHeading__16005_946267375"/></text:h>
        </text:list-item>
      </text:list>
      <text:p text:style-name="P14">[Incluye un resumen del Plan.]</text:p>
      <text:list xml:id="list1247379318" text:continue-numbering="true" text:style-name="WW8Num2">
        <text:list-item>
          <text:list>
            <text:list-item>
              <text:h text:style-name="P46" text:outline-level="2"><text:bookmark-start text:name="__RefHeading__16007_946267375"/><text:s/>Propósito<text:bookmark-end text:name="__RefHeading__16007_946267375"/></text:h>
            </text:list-item>
          </text:list>
        </text:list-item>
      </text:list>
      <text:p text:style-name="P15"><text:span text:style-name="T13">[Define el propósito del Plan</text:span><text:span text:style-name="T14">.</text:span><text:span text:style-name="T13">]</text:span></text:p>
      <text:list xml:id="list2170745204" text:continue-numbering="true" text:style-name="WW8Num2">
        <text:list-item>
          <text:list>
            <text:list-item>
              <text:h text:style-name="P46" text:outline-level="2"><text:bookmark-start text:name="__RefHeading__16009_946267375"/><text:s/><text:bookmark-start text:name="BM1_4_______________References"/>Alcance<text:bookmark-end text:name="__RefHeading__16009_946267375"/><text:bookmark-end text:name="BM1_4_______________References"/></text:h>
            </text:list-item>
          </text:list>
        </text:list-item>
      </text:list>
      <text:p text:style-name="P14">[Proyectos con los que se involucra el Plan]</text:p>
      <text:list xml:id="list547204175" text:continue-numbering="true" text:style-name="WW8Num2">
        <text:list-item>
          <text:list>
            <text:list-item>
              <text:h text:style-name="P46" text:outline-level="2"><text:bookmark-start text:name="__RefHeading__16011_946267375"/><text:s/>Definiciones, acrónimos y abreviaturas<text:bookmark-end text:name="__RefHeading__16011_946267375"/></text:h>
            </text:list-item>
            <text:list-item>
              <text:h text:style-name="P46" text:outline-level="2"><text:bookmark-start text:name="__RefHeading__16013_946267375"/><text:s/>Referencias<text:bookmark-end text:name="__RefHeading__16013_946267375"/></text:h>
            </text:list-item>
          </text:list>
        </text:list-item>
      </text:list>
      <text:p text:style-name="P14">[Lista de documentos a los que se hace referencia en el Plan de Gestión de Configuración.]</text:p>
      <text:p text:style-name="P14"/>
      <table:table table:name="Tabla3" table:style-name="Tabla3">
        <table:table-column table:style-name="Tabla3.A"/>
        <table:table-column table:style-name="Tabla3.B"/>
        <table:table-row table:style-name="Tabla3.1">
          <table:table-cell table:style-name="Tabla3.A1" office:value-type="string">
            <text:p text:style-name="P6">Código</text:p>
          </table:table-cell>
          <table:table-cell table:style-name="Tabla3.A1" office:value-type="string">
            <text:p text:style-name="P7">Título</text:p>
          </table:table-cell>
        </table:table-row>
        <table:table-row table:style-name="Tabla3.1">
          <table:table-cell table:style-name="Tabla3.A4" office:value-type="string">
            <text:p text:style-name="P2">[1]</text:p>
          </table:table-cell>
          <table:table-cell table:style-name="Tabla3.B4" office:value-type="string">
            <text:p text:style-name="P3">Documento 1</text:p>
          </table:table-cell>
        </table:table-row>
        <table:table-row table:style-name="Tabla3.1">
          <table:table-cell table:style-name="Tabla3.A4" office:value-type="string">
            <text:p text:style-name="P2">[2]</text:p>
          </table:table-cell>
          <table:table-cell table:style-name="Tabla3.B4" office:value-type="string">
            <text:p text:style-name="P3">Documento 2</text:p>
          </table:table-cell>
        </table:table-row>
        <table:table-row table:style-name="Tabla3.1">
          <table:table-cell table:style-name="Tabla3.A4" office:value-type="string">
            <text:p text:style-name="P2">[3]</text:p>
          </table:table-cell>
          <table:table-cell table:style-name="Tabla3.B4" office:value-type="string">
            <text:p text:style-name="P3">Modelo de Diseño - Módulo de Administración v0.0</text:p>
          </table:table-cell>
        </table:table-row>
      </table:table>
      <text:p text:style-name="P19"/>
      <text:list xml:id="list217815258" text:continue-numbering="true" text:style-name="WW8Num2">
        <text:list-item>
          <text:list>
            <text:list-item>
              <text:h text:style-name="P46" text:outline-level="2"><text:bookmark-start text:name="__RefHeading__16015_946267375"/><text:s/>Resumen<text:bookmark-end text:name="__RefHeading__16015_946267375"/></text:h>
            </text:list-item>
          </text:list>
        </text:list-item>
      </text:list>
      <text:p text:style-name="P14">[Resumen de los aspectos del plan]</text:p>
      <text:list xml:id="list760328121" text:continue-numbering="true" text:style-name="WW8Num2">
        <text:list-item>
          <text:h text:style-name="P48" text:outline-level="1"><text:bookmark-start text:name="__RefHeading__16017_946267375"/><text:span text:style-name="T2"><text:s/>Gestión de Configu</text:span><text:span text:style-name="T3">ración de Software</text:span><text:bookmark-end text:name="__RefHeading__16017_946267375"/></text:h>
          <text:list>
            <text:list-item>
              <text:h text:style-name="P46" text:outline-level="2"><text:bookmark-start text:name="__RefHeading__16019_946267375"/><text:s/>Organización de la Gestión de Configuración de Software<text:bookmark-end text:name="__RefHeading__16019_946267375"/></text:h>
            </text:list-item>
          </text:list>
        </text:list-item>
      </text:list>
      <text:list xml:id="list494666992" text:style-name="L1">
        <text:list-item>
          <text:p text:style-name="P27">El índice del proyecto general será con VUE para bajar la complejidad, y lo manejará el gerente del proyecto.</text:p>
        </text:list-item>
        <text:list-item>
          <text:p text:style-name="P27">Solo el gerente actualizará este documento del Plan de Gest. De la Config.</text:p>
        </text:list-item>
        <text:list-item>
          <text:p text:style-name="P27">El control de versiones se hará con tecnologías del tipo distribuida para permitir el trabajo offline.</text:p>
        </text:list-item>
        <text:list-item>
          <text:p text:style-name="P27">Se propone probar experimentalmente en la primera y segunda etapa el software Jenkins para la integración contínua.</text:p>
        </text:list-item>
        <text:list-item>
          <text:p text:style-name="P27">Adicionalmente se contará con JabRef para modificar externamente los .bib, agregando o quitando tags, y eliminando la complejidad de hacerlo sobre Docear, pues la pantalla de edición es muy chica.</text:p>
        </text:list-item>
        <text:list-item>
          <text:p text:style-name="P27">Los documentos se editarán con Lyx y Libreoffice, y en último caso para la escritura de artículos en .tex se utilizará Latexila después de exportados en Lyx.</text:p>
        </text:list-item>
        <text:list-item>
          <text:p text:style-name="P27">Programación en Geany y Spyder.</text:p>
        </text:list-item>
        <text:list-item>
          <text:p text:style-name="P27">Se utilizará en la 1ra y 2da etapa Ubuntu 12.04 LTS hasta verificar en la rama 3 del proyecto que todas las bibliotecas y aplicaciones usadas por el equipo trabajan sin dificultad sobre Ubuntu 14.04 LTS.</text:p>
        </text:list-item>
      </text:list>
      <text:p text:style-name="P14">[Describe la organización de la Gestión de Configuración dentro del equipo de proyecto]</text:p>
      <text:list xml:id="list1689673407" text:continue-list="list760328121" text:style-name="WW8Num2">
        <text:list-item>
          <text:list>
            <text:list-item>
              <text:h text:style-name="P46" text:outline-level="2"><text:bookmark-start text:name="__RefHeading__16021_946267375"/><text:s/>Responsabilidades<office:annotation><dc:creator>Abel Meneses Abad</dc:creator><dc:date>2014-11-30T23:57:53</dc:date><text:p text:style-name="P67"><text:span text:style-name="T16">[Describe las responsabilidades de cada miembro dentro del equipo de GCS]</text:span></text:p></office:annotation><text:bookmark-end text:name="__RefHeading__16021_946267375"/></text:h>
            </text:list-item>
          </text:list>
        </text:list-item>
      </text:list>
      <text:list xml:id="list933844669" text:style-name="L2">
        <text:list-item>
          <text:p text:style-name="P44">Abel:</text:p>
          <text:list>
            <text:list-item>
              <text:p text:style-name="P44">Configuración del bzr</text:p>
            </text:list-item>
            <text:list-item>
              <text:p text:style-name="P44">Configuración de las pruebas y el bazar para su integración.</text:p>
            </text:list-item>
          </text:list>
        </text:list-item>
        <text:list-item>
          <text:p text:style-name="P44">Leonel</text:p>
          <text:list>
            <text:list-item>
              <text:p text:style-name="P44">Monitoreo de la arquitectura y de la carpeta ui.</text:p>
            </text:list-item>
          </text:list>
        </text:list-item>
      </text:list>
      <text:list xml:id="list1887396660" text:continue-list="list1689673407" text:style-name="WW8Num2">
        <text:list-item>
          <text:h text:style-name="P49" text:outline-level="1"><text:bookmark-start text:name="__RefHeading__16023_946267375"/><text:soft-page-break/><text:s/>Actividades de Gestión de Configuración de Software<text:bookmark-end text:name="__RefHeading__16023_946267375"/></text:h>
          <text:list>
            <text:list-item>
              <text:h text:style-name="P46" text:outline-level="2"><text:bookmark-start text:name="__RefHeading__16025_946267375"/><text:s/>Identificación de la configuración<text:bookmark-end text:name="__RefHeading__16025_946267375"/></text:h>
            </text:list-item>
          </text:list>
        </text:list-item>
      </text:list>
      <text:list xml:id="list2027990857" text:style-name="L3">
        <text:list-item>
          <text:p text:style-name="P45">Control de Versiones </text:p>
        </text:list-item>
        <text:list-item>
          <text:p text:style-name="P45">Gestión de Integración </text:p>
        </text:list-item>
        <text:list-item>
          <text:p text:style-name="P45">Gestión del Entregable </text:p>
        </text:list-item>
        <text:list-item>
          <text:p text:style-name="P45">Gestión del Proceso</text:p>
        </text:list-item>
      </text:list>
      <text:list xml:id="list635951841" text:continue-list="list1887396660" text:style-name="WW8Num2">
        <text:list-item>
          <text:list>
            <text:list-item>
              <text:list>
                <text:list-item>
                  <text:h text:style-name="P53" text:outline-level="3"><text:bookmark-start text:name="__RefHeading__5275_1297828529"/><text:s/>Especificación de la identificación<text:bookmark-end text:name="__RefHeading__5275_1297828529"/></text:h>
                </text:list-item>
              </text:list>
            </text:list-item>
          </text:list>
        </text:list-item>
      </text:list>
      <text:p text:style-name="P17">Árbol de directorios:</text:p>
      <text:list xml:id="list360434488" text:style-name="L4">
        <text:list-item>
          <text:p text:style-name="P32">bin</text:p>
          <text:p text:style-name="P28">Contiene los binarios generados para desplegar la aplicación, u otros binarios necesarios para su funcionamiento. Estos últimos no se preveen en el diseño inicial, se estima que todo podrá ser corrido con el intérprete de python.</text:p>
        </text:list-item>
        <text:list-item>
          <text:p text:style-name="P32">config</text:p>
          <text:p text:style-name="P28">Configuraciones de la aplicación para su operación en un perfil.</text:p>
        </text:list-item>
        <text:list-item>
          <text:p text:style-name="P32">data</text:p>
          <text:p text:style-name="P28">Todos los datos necesarios para el funcionamiento: xmls de los corpus, textos fuentes y sospechosos.</text:p>
        </text:list-item>
        <text:list-item>
          <text:p text:style-name="P32">doc</text:p>
          <text:p text:style-name="P28">Documentación del proyecto según SXP.</text:p>
        </text:list-item>
        <text:list-item>
          <text:p text:style-name="P32">html</text:p>
          <text:p text:style-name="P28">Documentación autogenerada.</text:p>
        </text:list-item>
        <text:list-item>
          <text:p text:style-name="P32">lib</text:p>
          <text:p text:style-name="P28">Bibliotecas externas no implementadas por el equipo de desarrollo.</text:p>
        </text:list-item>
        <text:list-item>
          <text:p text:style-name="P32">modules</text:p>
          <text:p text:style-name="P28">Módulos o plugins de ToNgueLP.</text:p>
        </text:list-item>
        <text:list-item>
          <text:p text:style-name="P32">scripts</text:p>
          <text:p text:style-name="P28">Scripts independientes diseñados dentro de la fase del negocio para controlar determinadas funciones automáticas de ToNgueLP.</text:p>
        </text:list-item>
        <text:list-item>
          <text:p text:style-name="P32">test</text:p>
          <text:p text:style-name="P28">Pruebas automáticas desarrolladas para garantizar el correcto funcionamiento de la aplicación en todo momento.</text:p>
        </text:list-item>
        <text:list-item>
          <text:p text:style-name="P32">ui</text:p>
          <text:p text:style-name="P28">Código correspondiente a la implementación de las interfaces visuales raíces.</text:p>
        </text:list-item>
      </text:list>
      <text:p text:style-name="P17"><text:span text:style-name="T15"/></text:p>
      <text:p text:style-name="P17"><text:span text:style-name="T15">Nombre clave de los Releases: </text:span>Acordamos usar un "nombre clave" basado en nombres de grandes personalidades de la lingüística, palabras con semánticas profundas poco conocidas, palabras en latín...</text:p>
      <text:list xml:id="list2184462030" text:style-name="L8">
        <text:list-item>
          <text:p text:style-name="P30">Release 1: Sassure.</text:p>
        </text:list-item>
      </text:list>
      <text:p text:style-name="P43"><text:span text:style-name="T11"/></text:p>
      <text:p text:style-name="P43"><text:span text:style-name="T11">Usar las siglas </text:span><text:span text:style-name="T10">TNLP</text:span><text:span text:style-name="T11"> para nomenclar todo lo que vaya a decir ToNgueLP, así se harán más cortos los nombres.</text:span></text:p>
      <text:p text:style-name="P17"/>
      <text:p text:style-name="P14"><text:soft-page-break/>[Define:</text:p>
      <text:list xml:id="list278909403" text:style-name="WW8Num7">
        <text:list-item>
          <text:p text:style-name="P35">Esquema para etiquetado y numerado de documentos y directorios</text:p>
        </text:list-item>
        <text:list-item>
          <text:p text:style-name="P35">Cómo identificar las relaciones</text:p>
        </text:list-item>
        <text:list-item>
          <text:p text:style-name="P35">Descripción del esquema para el seguimiento de la identificación</text:p>
        </text:list-item>
        <text:list-item>
          <text:p text:style-name="P35">Cómo identificar las versiones y los entregables</text:p>
        </text:list-item>
        <text:list-item>
          <text:p text:style-name="P35">Esquema para identificar hardware y software</text:p>
        </text:list-item>
      </text:list>
      <text:p text:style-name="P14">]</text:p>
      <text:list xml:id="list589589979" text:continue-list="list635951841" text:style-name="WW8Num2">
        <text:list-item>
          <text:list>
            <text:list-item>
              <text:list>
                <text:list-item>
                  <text:h text:style-name="P53" text:outline-level="3"><text:bookmark-start text:name="__RefHeading__16029_946267375"/><text:s/>Identificación para el formulario de control de cambios<text:bookmark-end text:name="__RefHeading__16029_946267375"/></text:h>
                </text:list-item>
              </text:list>
            </text:list-item>
          </text:list>
        </text:list-item>
      </text:list>
      <text:p text:style-name="P33">No procede para este tipo de proyecto.</text:p>
      <text:p text:style-name="P14">[Esquema de identificación para cada formulario, cómo nombre, código, sub proyecto]</text:p>
      <text:list xml:id="list451292747" text:continue-numbering="true" text:style-name="WW8Num2">
        <text:list-item>
          <text:list>
            <text:list-item>
              <text:list>
                <text:list-item>
                  <text:h text:style-name="P53" text:outline-level="3"><text:bookmark-start text:name="__RefHeading__16031_946267375"/><text:s/>Líneas base del proyecto<text:bookmark-end text:name="__RefHeading__16031_946267375"/></text:h>
                </text:list-item>
              </text:list>
            </text:list-item>
          </text:list>
        </text:list-item>
      </text:list>
      <text:p text:style-name="P14">[Identificación de las diferentes líneas base del proyecto</text:p>
      <text:list xml:id="list261748491" text:style-name="WW8Num6">
        <text:list-item>
          <text:p text:style-name="P36">Cómo y cuándo van a ser creadas</text:p>
        </text:list-item>
        <text:list-item>
          <text:p text:style-name="P36">Quién las autoriza y quién las verifica</text:p>
        </text:list-item>
        <text:list-item>
          <text:p text:style-name="P36">El propósito</text:p>
        </text:list-item>
        <text:list-item>
          <text:p text:style-name="P36">Cuál será su contenido (especificar Elementos de Configuración)</text:p>
        </text:list-item>
      </text:list>
      <text:p text:style-name="P14">]</text:p>
      <text:list xml:id="list1647120474" text:continue-list="list451292747" text:style-name="WW8Num2">
        <text:list-item>
          <text:list>
            <text:list-item>
              <text:list>
                <text:list-item>
                  <text:h text:style-name="P53" text:outline-level="3"><text:bookmark-start text:name="__RefHeading__16033_946267375"/><text:s/>Bibliotecas<text:bookmark-end text:name="__RefHeading__16033_946267375"/></text:h>
                </text:list-item>
              </text:list>
            </text:list-item>
          </text:list>
        </text:list-item>
      </text:list>
      <text:p text:style-name="P17">Aquí usaremos el pypi como servidor de bibliotecas, y haremos un servidor de bibliotecas personalizadas para el proyecto.</text:p>
      <text:p text:style-name="P14">[</text:p>
      <text:list xml:id="list1572473969" text:style-name="WW8Num8">
        <text:list-item>
          <text:p text:style-name="P37">Mecanismos de identificación y control utilizados</text:p>
        </text:list-item>
        <text:list-item>
          <text:p text:style-name="P37">Número de bibliotecas y sus tipos</text:p>
        </text:list-item>
        <text:list-item>
          <text:p text:style-name="P37">Procedimientos y planes de resguardo</text:p>
        </text:list-item>
        <text:list-item>
          <text:p text:style-name="P37">Procesos de recuperación ante cualquier tipo de pérdida</text:p>
        </text:list-item>
        <text:list-item>
          <text:p text:style-name="P37">Política de acceso a bibliotecas</text:p>
        </text:list-item>
      </text:list>
      <text:p text:style-name="P14"><text:s/>]</text:p>
      <text:list xml:id="list515238841" text:continue-list="list1647120474" text:style-name="WW8Num2">
        <text:list-item>
          <text:list>
            <text:list-item>
              <text:h text:style-name="P46" text:outline-level="2"><text:bookmark-start text:name="__RefHeading__16035_946267375"/><text:s/>Control de la configuración<text:bookmark-end text:name="__RefHeading__16035_946267375"/></text:h>
              <text:list>
                <text:list-item>
                  <text:h text:style-name="P54" text:outline-level="3"><text:bookmark-start text:name="__RefHeading__16037_946267375"/><text:s/>Procedimientos para cambiar una línea base<text:bookmark-end text:name="__RefHeading__16037_946267375"/></text:h>
                </text:list-item>
              </text:list>
            </text:list-item>
          </text:list>
        </text:list-item>
      </text:list>
      <text:p text:style-name="P24"><text:span text:style-name="T6">La línea base o el master del código la tendrá Roberto, solo el puede hacer merge y desestimar cualquier </text:span><text:span text:style-name="T6">otro cambio.</text:span></text:p>
      <text:p text:style-name="P31">La línea base de investigación la tendrá Idileisy, solo ella puede hacer merge y desestimar cualquier otro commit sin cumplir el estandar establecido.</text:p>
      <text:p text:style-name="P31">Los documentos de gestión solo serán modificables por Abel, en su reemplazo Roberto podrá actualizar los VUE y los documentos.</text:p>
      <text:p text:style-name="P14">[Se describe el procedimiento a seguir para la modificación de la Línea Base del proyecto]</text:p>
      <text:list xml:id="list234110019" text:continue-numbering="true" text:style-name="WW8Num2">
        <text:list-item>
          <text:list>
            <text:list-item>
              <text:list>
                <text:list-item>
                  <text:h text:style-name="P55" text:outline-level="3"><text:bookmark-start text:name="__RefHeading__16039_946267375"/><text:s/>Procedimiento para procesar pedidos de cambios y su aceptación<text:bookmark-end text:name="__RefHeading__16039_946267375"/></text:h>
                </text:list-item>
              </text:list>
            </text:list-item>
          </text:list>
        </text:list-item>
      </text:list>
      <text:p text:style-name="P15">Enviar cambios al servidor de Roberto, cada dictador de rama involuciona la rama hasta el commit que considere si los cambios generan problemas.</text:p>
      <text:p text:style-name="P14">[Flujo para el control de cambios]</text:p>
      <text:list xml:id="list802849703" text:continue-numbering="true" text:style-name="WW8Num2">
        <text:list-item>
          <text:list>
            <text:list-item>
              <text:list>
                <text:list-item>
                  <text:h text:style-name="P53" text:outline-level="3"><text:bookmark-start text:name="__RefHeading__16041_946267375"/><text:soft-page-break/><text:s/>Comité de Control de Cambios<text:bookmark-end text:name="__RefHeading__16041_946267375"/></text:h>
                </text:list-item>
              </text:list>
            </text:list-item>
          </text:list>
        </text:list-item>
      </text:list>
      <text:p text:style-name="P33">No procede en este tipo de proyecto.</text:p>
      <text:p text:style-name="P14">[</text:p>
      <text:list xml:id="list1342361074" text:style-name="WW8Num4">
        <text:list-item>
          <text:p text:style-name="P38">Miembros</text:p>
        </text:list-item>
        <text:list-item>
          <text:p text:style-name="P38">Roles</text:p>
        </text:list-item>
        <text:list-item>
          <text:p text:style-name="P38">Procedimientos</text:p>
        </text:list-item>
        <text:list-item>
          <text:p text:style-name="P38">Mecanismos de aprobación</text:p>
        </text:list-item>
      </text:list>
      <text:p text:style-name="P14">]</text:p>
      <text:list xml:id="list1971056702" text:continue-list="list802849703" text:style-name="WW8Num2">
        <text:list-item>
          <text:list>
            <text:list-item>
              <text:list>
                <text:list-item>
                  <text:h text:style-name="P53" text:outline-level="3"><text:bookmark-start text:name="__RefHeading__16043_946267375"/><text:s/>Revisión de documentos<text:bookmark-end text:name="__RefHeading__16043_946267375"/></text:h>
                </text:list-item>
              </text:list>
            </text:list-item>
          </text:list>
        </text:list-item>
      </text:list>
      <text:p text:style-name="P17">Abel modifica los documentos relacionados con el diseño.</text:p>
      <text:p text:style-name="P17">Leonel modifica los documentos de HU relacionados con sus responsabilidades de programación.</text:p>
      <text:p text:style-name="P14">[Describe cómo serán manipulados los documentos para el Control de Cambios]</text:p>
      <text:list xml:id="list182059201" text:continue-numbering="true" text:style-name="WW8Num2">
        <text:list-item>
          <text:list>
            <text:list-item>
              <text:list>
                <text:list-item>
                  <text:h text:style-name="P53" text:outline-level="3"><text:bookmark-start text:name="__RefHeading__16045_946267375"/><text:s/>Herramientas automatizadas para el Control de Cambios<text:bookmark-end text:name="__RefHeading__16045_946267375"/></text:h>
                </text:list-item>
              </text:list>
            </text:list-item>
          </text:list>
        </text:list-item>
      </text:list>
      <text:p text:style-name="P18">Se utilizará Bazaar un sistema de control de versiones distribuido que es software libre.</text:p>
      <text:p text:style-name="P18"/>
      <text:list xml:id="list1685768302" text:continue-numbering="true" text:style-name="WW8Num2">
        <text:list-item>
          <text:list>
            <text:list-item>
              <text:h text:style-name="P46" text:outline-level="2"><text:bookmark-start text:name="__RefHeading__16047_946267375"/><text:s/>Estado de la configuración<text:bookmark-end text:name="__RefHeading__16047_946267375"/></text:h>
              <text:list>
                <text:list-item>
                  <text:h text:style-name="P53" text:outline-level="3"><text:bookmark-start text:name="__RefHeading__16049_946267375"/><text:s/>Almacenamiento, manipulación y entregables del proyecto<text:bookmark-end text:name="__RefHeading__16049_946267375"/></text:h>
                </text:list-item>
              </text:list>
            </text:list-item>
          </text:list>
        </text:list-item>
      </text:list>
      <text:p text:style-name="P17">Entregables fundamentales:</text:p>
      <text:list xml:id="list748610624" text:style-name="L5">
        <text:list-item>
          <text:p text:style-name="P29"/>
        </text:list-item>
      </text:list>
      <table:table table:name="Tabla11" table:style-name="Tabla11">
        <table:table-column table:style-name="Tabla11.A" table:number-columns-repeated="3"/>
        <table:table-column table:style-name="Tabla11.D"/>
        <table:table-row>
          <table:table-cell table:style-name="Tabla11.A1" office:value-type="string">
            <text:p text:style-name="P21">Entregable</text:p>
          </table:table-cell>
          <table:table-cell table:style-name="Tabla11.A1" office:value-type="string">
            <text:p text:style-name="P21">Dónde?</text:p>
          </table:table-cell>
          <table:table-cell table:style-name="Tabla11.A1" office:value-type="string">
            <text:p text:style-name="P21">Cuándo?</text:p>
          </table:table-cell>
          <table:table-cell table:style-name="Tabla11.D1" office:value-type="string">
            <text:p text:style-name="P21">Mecanismo</text:p>
          </table:table-cell>
        </table:table-row>
        <table:table-row>
          <table:table-cell table:style-name="Tabla11.A2" office:value-type="string">
            <text:p text:style-name="P22">Investigación-Original</text:p>
          </table:table-cell>
          <table:table-cell table:style-name="Tabla11.A2" office:value-type="string">
            <text:p text:style-name="P22">PC Abel</text:p>
          </table:table-cell>
          <table:table-cell table:style-name="Tabla11.A2" office:value-type="string">
            <text:p text:style-name="P22">Permanente</text:p>
          </table:table-cell>
          <table:table-cell table:style-name="Tabla11.D2" office:value-type="string">
            <text:p text:style-name="P22">Manual tar.gz</text:p>
          </table:table-cell>
        </table:table-row>
        <table:table-row>
          <table:table-cell table:style-name="Tabla11.A2" office:value-type="string">
            <text:p text:style-name="P22">Investigación-copyA</text:p>
          </table:table-cell>
          <table:table-cell table:style-name="Tabla11.A2" office:value-type="string">
            <text:p text:style-name="P22">PC Roberto</text:p>
          </table:table-cell>
          <table:table-cell table:style-name="Tabla11.A2" office:value-type="string">
            <text:p text:style-name="P22">Permanente</text:p>
          </table:table-cell>
          <table:table-cell table:style-name="Tabla11.D2" office:value-type="string">
            <text:p text:style-name="P22">Manual tar.gz</text:p>
          </table:table-cell>
        </table:table-row>
        <table:table-row>
          <table:table-cell table:style-name="Tabla11.A2" office:value-type="string">
            <text:p text:style-name="P22">Investigación-copyB</text:p>
          </table:table-cell>
          <table:table-cell table:style-name="Tabla11.A2" office:value-type="string">
            <text:p text:style-name="P22">FTP XETID</text:p>
          </table:table-cell>
          <table:table-cell table:style-name="Tabla11.A2" office:value-type="string">
            <text:p text:style-name="P22">Diario</text:p>
          </table:table-cell>
          <table:table-cell table:style-name="Tabla11.D2" office:value-type="string">
            <text:p text:style-name="P22">Script en el crontab</text:p>
          </table:table-cell>
        </table:table-row>
        <table:table-row>
          <table:table-cell table:style-name="Tabla11.A2" office:value-type="string">
            <text:p text:style-name="P22">Investigación-copyC</text:p>
          </table:table-cell>
          <table:table-cell table:style-name="Tabla11.A2" office:value-type="string">
            <text:p text:style-name="P22">PC Director CEETI</text:p>
          </table:table-cell>
          <table:table-cell table:style-name="Tabla11.A2" office:value-type="string">
            <text:p text:style-name="P22">Semanal</text:p>
          </table:table-cell>
          <table:table-cell table:style-name="Tabla11.D2" office:value-type="string">
            <text:p text:style-name="P22">Script en el crontab</text:p>
          </table:table-cell>
        </table:table-row>
        <table:table-row>
          <table:table-cell table:style-name="Tabla11.A2" office:value-type="string">
            <text:p text:style-name="P22">Unoficial-copy</text:p>
          </table:table-cell>
          <table:table-cell table:style-name="Tabla11.A2" office:value-type="string">
            <text:p text:style-name="P22">PC Yadira</text:p>
          </table:table-cell>
          <table:table-cell table:style-name="Tabla11.A2" office:value-type="string">
            <text:p text:style-name="P22">Mensual, en la reunión de evaluación – iteración.</text:p>
          </table:table-cell>
          <table:table-cell table:style-name="Tabla11.D2" office:value-type="string">
            <text:p text:style-name="P22">Manual entrega el proveedor</text:p>
          </table:table-cell>
        </table:table-row>
      </table:table>
      <text:p text:style-name="P20"/>
      <text:list xml:id="list1739644524" text:continue-list="list1685768302" text:style-name="WW8Num2">
        <text:list-item>
          <text:list>
            <text:list-item>
              <text:list>
                <text:list-item>
                  <text:h text:style-name="P53" text:outline-level="3"><text:bookmark-start text:name="__RefHeading__16051_946267375"/><text:s/>Reportes<text:bookmark-end text:name="__RefHeading__16051_946267375"/></text:h>
                </text:list-item>
              </text:list>
            </text:list-item>
          </text:list>
        </text:list-item>
      </text:list>
      <text:p text:style-name="P40">[Mención a todos los reportes que se obtendrán sobre la configuración del proyecto]</text:p>
      <text:list xml:id="list1220420594" text:continue-numbering="true" text:style-name="WW8Num2">
        <text:list-item>
          <text:list>
            <text:list-item>
              <text:list>
                <text:list-item>
                  <text:h text:style-name="P53" text:outline-level="3"><text:bookmark-start text:name="__RefHeading__16053_946267375"/><text:s/>Proceso de entregas<text:bookmark-end text:name="__RefHeading__16053_946267375"/></text:h>
                </text:list-item>
              </text:list>
            </text:list-item>
          </text:list>
        </text:list-item>
      </text:list>
      <text:p text:style-name="P40">[Se refiere a las entregas a los clientes del sistema</text:p>
      <text:list xml:id="list1772914474" text:style-name="WW8Num3">
        <text:list-item>
          <text:p text:style-name="P41">Qué se encuentra en la entrega</text:p>
        </text:list-item>
        <text:list-item>
          <text:p text:style-name="P41">Problemas conocidos en el entregable</text:p>
        </text:list-item>
        <text:list-item>
          <text:p text:style-name="P41">Mecanismo de entrega del entregable</text:p>
        </text:list-item>
        <text:list-item>
          <text:p text:style-name="P41">Instrucciones de instalación</text:p>
        </text:list-item>
      </text:list>
      <text:p text:style-name="P14">]</text:p>
      <text:list xml:id="list725126921" text:continue-list="list1220420594" text:style-name="WW8Num2">
        <text:list-item>
          <text:list>
            <text:list-item>
              <text:h text:style-name="P46" text:outline-level="2"><text:bookmark-start text:name="__RefHeading__16055_946267375"/><text:s/>Auditorías a la configuración<text:bookmark-end text:name="__RefHeading__16055_946267375"/></text:h>
              <text:list>
                <text:list-item>
                  <text:h text:style-name="P53" text:outline-level="3"><text:bookmark-start text:name="__RefHeading__23581_946267375"/><text:s/>Número de auditorías a realizar y cuándo serán llevadas a cabo<text:bookmark-end text:name="__RefHeading__23581_946267375"/></text:h>
                </text:list-item>
              </text:list>
            </text:list-item>
          </text:list>
        </text:list-item>
      </text:list>
      <text:p text:style-name="P14">[</text:p>
      <text:list xml:id="list1259157318" text:style-name="WW8Num5">
        <text:list-item>
          <text:p text:style-name="P39">Quién realizará la auditoría</text:p>
        </text:list-item>
        <text:list-item>
          <text:p text:style-name="P39"><text:soft-page-break/>Qué se va a auditar</text:p>
        </text:list-item>
      </text:list>
      <text:p text:style-name="P14">]</text:p>
      <text:list xml:id="list864208364" text:continue-list="list725126921" text:style-name="WW8Num2">
        <text:list-item>
          <text:h text:style-name="P49" text:outline-level="1"><text:bookmark-start text:name="__RefHeading__16059_946267375"/><text:s/>Entrenamiento<text:bookmark-end text:name="__RefHeading__16059_946267375"/></text:h>
        </text:list-item>
      </text:list>
      <text:list xml:id="list823046663" text:style-name="L7">
        <text:list-item>
          <text:p text:style-name="P42">Capacitación en documentación con python-sphinx.</text:p>
        </text:list-item>
        <text:list-item>
          <text:p text:style-name="P42">Capacitación en el trabajo con XMLs desde python.</text:p>
        </text:list-item>
        <text:list-item>
          <text:p text:style-name="P42">Capacitación en el desarrollo con Qt.</text:p>
        </text:list-item>
        <text:list-item>
          <text:p text:style-name="P42">Capacitación en pruebas automáticas de software en python.</text:p>
        </text:list-item>
      </text:list>
      <text:p text:style-name="P16"/>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OpenSymbol" svg:font-family="OpenSymbol"/>
    <style:font-face style:name="StarSymbol" svg:font-family="StarSymbol, 'Arial Unicode M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Arial" svg:font-family="Arial" style:font-family-generic="swiss"/>
    <style:font-face style:name="FreeSans1" svg:font-family="FreeSans" style:font-family-generic="swiss"/>
    <style:font-face style:name="Nimbus Sans L" svg:font-family="'Nimbus Sans L', Arial" style:font-family-generic="swiss"/>
    <style:font-face style:name="DejaVu Sans" svg:font-family="'DejaVu Sans'"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Bitstream Vera Sans" svg:font-family="'Bitstream Vera Sans'" style:font-family-generic="swiss" style:font-pitch="variable"/>
    <style:font-face style:name="Liberation Sans2" svg:font-family="'Liberation Sans'" style:font-family-generic="swiss" style:font-pitch="variable"/>
    <style:font-face style:name="Liberation Sans1" svg:font-family="'Liberation Sans'" style:font-adornments="Negrita" style:font-family-generic="swiss" style:font-pitch="variable"/>
    <style:font-face style:name="Liberation Sans" svg:font-family="'Liberation Sans'" style:font-adornments="Predeterminado" style:font-family-generic="swiss" style:font-pitch="variable"/>
    <style:font-face style:name="Nimbus Sans L1"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s" fo:country="E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100%" fo:margin-left="0.0402in" fo:margin-right="0in" fo:margin-top="0.0402in" fo:margin-bottom="0.0402in" fo:text-align="justify" style:justify-single-word="false" fo:text-indent="0.0402in" style:auto-text-indent="false">
        <style:tab-stops/>
      </style:paragraph-properties>
      <style:text-properties style:font-name="Liberation Sans" fo:font-size="10pt" style:font-size-asian="10.5pt"/>
    </style:style>
    <style:style style:name="List" style:family="paragraph" style:parent-style-name="Text_20_body" style:class="list">
      <style:text-properties style:font-name="Arial"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FreeSans1"/>
    </style:style>
    <style:style style:name="Encabezado1" style:family="paragraph" style:parent-style-name="Standard" style:next-style-name="Text_20_body">
      <style:paragraph-properties fo:margin-top="0.1665in" fo:margin-bottom="0.0835in" fo:keep-with-next="always"/>
      <style:text-properties style:font-name="Nimbus Sans L1" fo:font-size="14pt" style:font-size-asian="14pt" style:font-name-complex="Nimbus Roman No9 L" style:font-size-complex="14pt"/>
    </style:style>
    <style:style style:name="Heading_20_1" style:display-name="Heading 1" style:family="paragraph" style:parent-style-name="Encabezado1" style:next-style-name="Text_20_body" style:default-outline-level="1" style:class="text">
      <style:paragraph-properties fo:margin="100%" fo:margin-left="0in" fo:margin-right="0in" fo:margin-top="0in" fo:margin-bottom="0in" fo:text-indent="0in" style:auto-text-indent="false"/>
      <style:text-properties style:font-name="Liberation Sans1" fo:font-size="12pt" fo:font-weight="bold" style:font-name-asian="Bitstream Vera Sans" style:font-size-asian="12pt" style:font-weight-asian="bold" style:font-name-complex="Times New Roman"/>
    </style:style>
    <style:style style:name="Subtitle2" style:family="paragraph" style:parent-style-name="Standard" style:next-style-name="Subtitle3" style:class="extra" style:master-page-name="">
      <style:paragraph-properties style:page-number="auto">
        <style:tab-stops>
          <style:tab-stop style:position="3in" style:type="center"/>
          <style:tab-stop style:position="6in" style:type="right"/>
        </style:tab-stops>
      </style:paragraph-properties>
      <style:text-properties fo:color="#000080" style:font-name="Liberation Sans2" fo:font-size="12pt" fo:font-weight="normal" style:font-size-asian="12pt" style:font-weight-asian="normal" style:font-name-complex="Verdana" style:font-size-complex="12pt" style:font-weight-complex="normal"/>
    </style:style>
    <style:style style:name="Table_20_Contents" style:display-name="Table Contents" style:family="paragraph" style:parent-style-name="Standard" style:class="extra">
      <style:paragraph-properties text:number-lines="false" text:line-number="0"/>
    </style:style>
    <style:style style:name="IP" style:family="paragraph" style:parent-style-name="Standard">
      <style:paragraph-properties>
        <style:tab-stops>
          <style:tab-stop style:position="3in" style:type="center"/>
          <style:tab-stop style:position="6in" style:type="right"/>
        </style:tab-stops>
      </style:paragraph-properties>
      <style:text-properties fo:color="#000080" fo:font-weight="bold" style:font-weight-asian="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Heading" style:display-name="Contents Heading" style:family="paragraph" style:parent-style-name="Encabezado1" style:class="index">
      <style:text-properties fo:font-size="16pt" fo:font-weight="bold" style:font-size-asian="16pt" style:font-weight-asian="bold" style:font-name-complex="Times New Roman" style:font-size-complex="16pt" style:font-weight-complex="bold"/>
    </style:style>
    <style:style style:name="Contents_20_1" style:display-name="Contents 1" style:family="paragraph" style:parent-style-name="Index" style:class="index">
      <style:paragraph-properties>
        <style:tab-stops>
          <style:tab-stop style:position="6.9252in" style:type="right" style:leader-style="dotted" style:leader-text="."/>
        </style:tab-stops>
      </style:paragraph-properties>
      <style:text-properties style:font-name="Liberation Sans" fo:font-size="10pt" style:font-name-asian="Bitstream Vera San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9252in" style:type="right" style:leader-style="dotted" style:leader-text="."/>
        </style:tab-stops>
      </style:paragraph-properties>
      <style:text-properties style:font-name="Liberation Sans" fo:font-size="10pt" style:font-name-asian="Bitstream Vera San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9252in" style:type="right" style:leader-style="dotted" style:leader-text="."/>
        </style:tab-stops>
      </style:paragraph-properties>
      <style:text-properties style:font-name="Liberation Sans" fo:font-size="10pt" style:font-name-asian="Bitstream Vera Sans"/>
    </style:style>
    <style:style style:name="Heading_20_2" style:display-name="Heading 2" style:family="paragraph" style:parent-style-name="Encabezado1" style:next-style-name="Text_20_body" style:default-outline-level="2" style:class="text">
      <style:paragraph-properties fo:margin="100%" fo:margin-left="0in" fo:margin-right="0in" fo:margin-top="0in" fo:margin-bottom="0in" fo:text-indent="0in" style:auto-text-indent="false"/>
      <style:text-properties style:font-name="Liberation Sans" fo:font-size="12pt" style:font-name-asian="Bitstream Vera Sans" style:font-size-asian="12pt" style:font-name-complex="Times New Roman" style:font-style-complex="italic"/>
    </style:style>
    <style:style style:name="Heading_20_3" style:display-name="Heading 3" style:family="paragraph" style:parent-style-name="Encabezado1" style:next-style-name="Text_20_body" style:default-outline-level="3" style:class="text" style:master-page-name="">
      <style:paragraph-properties fo:margin="100%" fo:margin-left="0in" fo:margin-right="0in" fo:margin-top="0in" fo:margin-bottom="0in" fo:text-indent="0in" style:auto-text-indent="false" style:page-number="auto"/>
      <style:text-properties style:font-name="Liberation Sans" fo:font-size="12pt" fo:font-weight="bold" style:font-size-asian="12pt" style:font-name-complex="Times New Roman"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3" style:family="paragraph" style:parent-style-name="Subtitle2" style:class="extra">
      <style:paragraph-properties fo:margin-top="0.0547in" fo:margin-bottom="0in" style:snap-to-layout-grid="false"/>
      <style:text-properties style:font-name="Liberation Sans2" fo:font-size="10pt" fo:font-weight="bold"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rame_20_contents" style:display-name="Frame contents" style:family="paragraph" style:parent-style-name="Text_20_body" style:class="extra"/>
    <style:style style:name="Encabezado_5f_de_5f_Indice" style:display-name="Encabezado_de_Indice" style:family="paragraph" style:parent-style-name="Encabezado1" style:class="index">
      <style:text-properties style:font-name="Liberation Sans1" fo:font-size="12pt" fo:font-weight="bold" style:font-size-asian="12pt" style:font-weight-asian="bold" style:font-size-complex="12pt" style:font-weight-complex="normal"/>
    </style:style>
    <style:style style:name="Default_20_Paragraph_20_Font" style:display-name="Default Paragraph Font" style:family="text"/>
    <style:style style:name="ALBET_20_Char" style:display-name="ALBET Char" style:family="text" style:parent-style-name="Default_20_Paragraph_20_Font">
      <style:text-properties fo:color="#000080" style:font-name="Arial1" fo:language="es" fo:country="ES" fo:font-weight="bold" style:letter-kerning="true" style:font-weight-asian="bold" style:font-name-complex="Arial1" style:language-complex="ar" style:country-complex="SA" style:font-weight-complex="bold"/>
    </style:style>
    <style:style style:name="Page_20_Number" style:display-name="Page Number" style:family="text" style:parent-style-name="Default_20_Paragraph_20_Font">
      <style:text-properties fo:language="zxx" fo:country="none" style:font-name-complex="Tahoma"/>
    </style:style>
    <style:style style:name="WW8Num2z0" style:family="text">
      <style:text-properties style:font-name="Arial" fo:font-size="12pt" style:font-size-asian="12pt" style:font-size-complex="12pt"/>
    </style:style>
    <style:style style:name="WW8Num7z0" style:family="text">
      <style:text-properties style:font-name="StarSymbol" fo:font-size="9pt" style:font-size-asian="9pt"/>
    </style:style>
    <style:style style:name="WW8Num6z0" style:family="text">
      <style:text-properties style:font-name="StarSymbol" fo:font-size="9pt" style:font-size-asian="9pt"/>
    </style:style>
    <style:style style:name="WW8Num8z0" style:family="text">
      <style:text-properties style:font-name-complex="Times New Roman"/>
    </style:style>
    <style:style style:name="WW8Num4z0" style:family="text">
      <style:text-properties style:font-name="StarSymbol" fo:font-size="9pt" style:font-size-asian="9pt"/>
    </style:style>
    <style:style style:name="WW8Num3z0" style:family="text">
      <style:text-properties style:font-name="StarSymbol" fo:font-size="9pt" style:font-size-asian="9pt"/>
    </style:style>
    <style:style style:name="WW8Num5z0" style:family="text">
      <style:text-properties style:font-name="StarSymbol" fo:font-size="9pt" style:font-size-asian="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1">
        <style:list-level-properties/>
      </text:list-level-style-number>
      <text:list-level-style-number text:level="2" text:style-name="WW8Num2z0" style:num-format="1" text:display-levels="2">
        <style:list-level-properties/>
      </text:list-level-style-number>
      <text:list-level-style-number text:level="3" text:style-name="WW8Num2z0" style:num-format="1" text:display-levels="3">
        <style:list-level-properties/>
      </text:list-level-style-number>
      <text:list-level-style-number text:level="4" text:style-name="WW8Num2z0" style:num-format="1" text:start-value="0">
        <style:list-level-properties/>
      </text:list-level-style-number>
      <text:list-level-style-number text:level="5" text:style-name="WW8Num2z0" style:num-format="1" text:start-value="0">
        <style:list-level-properties/>
      </text:list-level-style-number>
      <text:list-level-style-number text:level="6" text:style-name="WW8Num2z0" style:num-format="1" text:start-value="0">
        <style:list-level-properties/>
      </text:list-level-style-number>
      <text:list-level-style-number text:level="7" text:style-name="WW8Num2z0" style:num-format="1" text:start-value="0">
        <style:list-level-properties/>
      </text:list-level-style-number>
      <text:list-level-style-number text:level="8" text:style-name="WW8Num2z0" style:num-format="1" text:start-value="0">
        <style:list-level-properties/>
      </text:list-level-style-number>
      <text:list-level-style-number text:level="9" text:style-name="WW8Num2z0" style:num-format="1" text:start-value="0">
        <style:list-level-properties/>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a1" style:family="table">
      <style:table-properties style:width="6.925in" table:align="left" style:writing-mode="lr-tb"/>
    </style:style>
    <style:style style:name="Tabla1.A" style:family="table-column">
      <style:table-column-properties style:column-width="2.8993in"/>
    </style:style>
    <style:style style:name="Tabla1.B" style:family="table-column">
      <style:table-column-properties style:column-width="4.0257in"/>
    </style:style>
    <style:style style:name="Tabla1.1" style:family="table-row">
      <style:table-row-properties style:min-row-height="0.0556in" fo:keep-together="auto"/>
    </style:style>
    <style:style style:name="Tabla1.A1" style:family="table-cell">
      <style:table-cell-properties style:vertical-align="top" fo:padding-left="0.075in" fo:padding-right="0.075in" fo:padding-top="0in" fo:padding-bottom="0in" fo:border="none" style:writing-mode="lr-tb"/>
    </style:style>
    <style:style style:name="Tabla1.B1" style:family="table-cell">
      <style:table-cell-properties style:vertical-align="bottom" fo:padding-left="0.075in" fo:padding-right="0.075in" fo:padding-top="0in" fo:padding-bottom="0in" fo:border="none" style:writing-mode="lr-tb"/>
    </style:style>
    <style:style style:name="Tabla6" style:family="table">
      <style:table-properties style:width="6.925in" table:align="left" style:writing-mode="lr-tb"/>
    </style:style>
    <style:style style:name="Tabla6.A" style:family="table-column">
      <style:table-column-properties style:column-width="0.8958in"/>
    </style:style>
    <style:style style:name="Tabla6.B" style:family="table-column">
      <style:table-column-properties style:column-width="4.3451in"/>
    </style:style>
    <style:style style:name="Tabla6.C" style:family="table-column">
      <style:table-column-properties style:column-width="1.684in"/>
    </style:style>
    <style:style style:name="Tabla6.1" style:family="table-row">
      <style:table-row-properties fo:keep-together="auto"/>
    </style:style>
    <style:style style:name="Tabla6.A1" style:family="table-cell">
      <style:table-cell-properties style:vertical-align="top" fo:padding-left="0.075in" fo:padding-right="0.075in" fo:padding-top="0in" fo:padding-bottom="0in" fo:border="none" style:writing-mode="lr-tb"/>
    </style:style>
    <style:style style:name="Tabla6.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5" style:family="table">
      <style:table-properties style:width="6.925in" table:align="left" style:writing-mode="lr-tb"/>
    </style:style>
    <style:style style:name="Tabla5.A" style:family="table-column">
      <style:table-column-properties style:column-width="2.8431in"/>
    </style:style>
    <style:style style:name="Tabla5.B" style:family="table-column">
      <style:table-column-properties style:column-width="2.8764in"/>
    </style:style>
    <style:style style:name="Tabla5.C" style:family="table-column">
      <style:table-column-properties style:column-width="1.2056in"/>
    </style:style>
    <style:style style:name="Tabla5.1" style:family="table-row">
      <style:table-row-properties fo:keep-together="auto"/>
    </style:style>
    <style:style style:name="Tabla5.A1" style:family="table-cell">
      <style:table-cell-properties style:vertical-align="top" fo:padding-left="0.075in" fo:padding-right="0.075in" fo:padding-top="0in" fo:padding-bottom="0in" fo:border="none" style:writing-mode="lr-tb"/>
    </style:style>
    <style:style style:name="Tabla8" style:family="table">
      <style:table-properties style:width="6.925in" table:align="left" style:writing-mode="lr-tb"/>
    </style:style>
    <style:style style:name="Tabla8.A" style:family="table-column">
      <style:table-column-properties style:column-width="0.8958in"/>
    </style:style>
    <style:style style:name="Tabla8.B" style:family="table-column">
      <style:table-column-properties style:column-width="4.3451in"/>
    </style:style>
    <style:style style:name="Tabla8.C" style:family="table-column">
      <style:table-column-properties style:column-width="1.684in"/>
    </style:style>
    <style:style style:name="Tabla8.1" style:family="table-row">
      <style:table-row-properties fo:keep-together="auto"/>
    </style:style>
    <style:style style:name="Tabla8.A1" style:family="table-cell">
      <style:table-cell-properties style:vertical-align="top" fo:padding-left="0.075in" fo:padding-right="0.075in" fo:padding-top="0in" fo:padding-bottom="0in" fo:border="none" style:writing-mode="lr-tb"/>
    </style:style>
    <style:style style:name="Tabla8.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7" style:family="table">
      <style:table-properties style:width="6.925in" table:align="left" style:writing-mode="lr-tb"/>
    </style:style>
    <style:style style:name="Tabla7.A" style:family="table-column">
      <style:table-column-properties style:column-width="2.8431in"/>
    </style:style>
    <style:style style:name="Tabla7.B" style:family="table-column">
      <style:table-column-properties style:column-width="2.8764in"/>
    </style:style>
    <style:style style:name="Tabla7.C" style:family="table-column">
      <style:table-column-properties style:column-width="1.2056in"/>
    </style:style>
    <style:style style:name="Tabla7.1" style:family="table-row">
      <style:table-row-properties fo:keep-together="auto"/>
    </style:style>
    <style:style style:name="Tabla7.A1" style:family="table-cell">
      <style:table-cell-properties style:vertical-align="top" fo:padding-left="0.075in" fo:padding-right="0.075in" fo:padding-top="0in" fo:padding-bottom="0in" fo:border="none" style:writing-mode="lr-tb"/>
    </style:style>
    <style:style style:name="Tabla10" style:family="table">
      <style:table-properties style:width="6.925in" table:align="left" style:writing-mode="lr-tb"/>
    </style:style>
    <style:style style:name="Tabla10.A" style:family="table-column">
      <style:table-column-properties style:column-width="0.8958in"/>
    </style:style>
    <style:style style:name="Tabla10.B" style:family="table-column">
      <style:table-column-properties style:column-width="4.3451in"/>
    </style:style>
    <style:style style:name="Tabla10.C" style:family="table-column">
      <style:table-column-properties style:column-width="1.684in"/>
    </style:style>
    <style:style style:name="Tabla10.1" style:family="table-row">
      <style:table-row-properties fo:keep-together="auto"/>
    </style:style>
    <style:style style:name="Tabla10.A1" style:family="table-cell">
      <style:table-cell-properties style:vertical-align="top" fo:padding-left="0.075in" fo:padding-right="0.075in" fo:padding-top="0in" fo:padding-bottom="0in" fo:border="none" style:writing-mode="lr-tb"/>
    </style:style>
    <style:style style:name="Tabla10.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9" style:family="table">
      <style:table-properties style:width="6.925in" table:align="left" style:writing-mode="lr-tb"/>
    </style:style>
    <style:style style:name="Tabla9.A" style:family="table-column">
      <style:table-column-properties style:column-width="2.8431in"/>
    </style:style>
    <style:style style:name="Tabla9.B" style:family="table-column">
      <style:table-column-properties style:column-width="2.8764in"/>
    </style:style>
    <style:style style:name="Tabla9.C" style:family="table-column">
      <style:table-column-properties style:column-width="1.2056in"/>
    </style:style>
    <style:style style:name="Tabla9.1" style:family="table-row">
      <style:table-row-properties fo:keep-together="auto"/>
    </style:style>
    <style:style style:name="Tabla9.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style:snap-to-layout-grid="false"/>
      <style:text-properties fo:color="#0000ff" style:font-name="Liberation Sans2" fo:font-size="10pt" fo:language="en" fo:country="US" fo:font-style="italic" style:font-style-asian="italic" style:font-style-complex="italic"/>
    </style:style>
    <style:style style:name="MP2" style:family="paragraph" style:parent-style-name="Standard">
      <style:text-properties style:font-name="Liberation Sans2" fo:font-size="8pt" style:font-size-asian="8pt" style:font-size-complex="8pt"/>
    </style:style>
    <style:style style:name="MP3" style:family="paragraph" style:parent-style-name="IP">
      <style:paragraph-properties style:snap-to-layout-grid="false"/>
    </style:style>
    <style:style style:name="MP4"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MP5"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MP6" style:family="paragraph" style:parent-style-name="Footer">
      <style:paragraph-properties fo:margin-left="0in" fo:margin-right="0.25in" fo:text-indent="0in" style:auto-text-indent="false" style:snap-to-layout-grid="false"/>
    </style:style>
    <style:style style:name="MP7" style:family="paragraph" style:parent-style-name="Footer">
      <style:paragraph-properties fo:margin-left="0in" fo:margin-right="0.25in" fo:text-align="end" style:justify-single-word="false" fo:text-indent="0in" style:auto-text-indent="false" style:snap-to-layout-grid="false"/>
    </style:style>
    <style:style style:name="MT1" style:family="text">
      <style:text-properties style:font-name="Verdana" fo:font-weight="bold" style:font-weight-asian="bold" style:font-size-complex="10pt" style:font-weight-complex="bold"/>
    </style:style>
    <style:style style:name="MT2" style:family="text">
      <style:text-properties style:font-name-complex="Arial1"/>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i" style:print-orientation="portrait" fo:margin="0.7874in"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252in" fo:margin-left="0in" fo:margin-right="0in" fo:margin-top="0.4862in" style:dynamic-spacing="true"/>
      </style:footer-style>
    </style:page-layout>
    <style:page-layout style:name="Mpm3">
      <style:page-layout-properties fo:page-width="8.5in" fo:page-height="11in" style:num-format="1" style:print-orientation="portrait" fo:margin-top="0.7874in" fo:margin-bottom="0.5in" fo:margin-left="0.7874in" fo:margin-right="0.7874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764in" fo:margin-left="0in" fo:margin-right="0in" fo:margin-top="0.5374in"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
        <table:table table:name="Tabla1" table:style-name="Tabla1">
          <table:table-column table:style-name="Tabla1.A"/>
          <table:table-column table:style-name="Tabla1.B"/>
          <table:table-row table:style-name="Tabla1.1">
            <table:table-cell table:style-name="Tabla1.A1" office:value-type="string">
              <text:p text:style-name="MP1">Link al <text:bookmark-ref text:reference-format="text" text:ref-name="Índice">Índice</text:bookmark-ref></text:p>
              <text:p text:style-name="MP1">(+usabilidad)</text:p>
            </table:table-cell>
            <table:table-cell table:style-name="Tabla1.B1" office:value-type="string">
              <text:p text:style-name="MP2">Elaborado por el Ing Abel Meneses Abad, <text:date style:data-style-name="N37" text:date-value="2013-07-30T19:04:09.98" text:fixed="true">30/07/13</text:date><text:line-break/>Basado en las planillas originales de la UCI, Copylefth Creative Common Share Alike Non-Comercial Use</text:p>
            </table:table-cell>
          </table:table-row>
        </table:table>
        <text:p text:style-name="Standard"/>
      </style:footer>
    </style:master-page>
    <style:master-page style:name="Convertir_20_1" style:display-name="Convertir 1" style:page-layout-name="Mpm2">
      <style:header>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3">IP - UCI</text:p>
            </table:table-cell>
            <table:table-cell table:style-name="Tabla6.B1" office:value-type="string">
              <text:p text:style-name="MP4">Plan de gestión de configuración</text:p>
            </table:table-cell>
            <table:table-cell table:style-name="Tabla6.A1" office:value-type="string">
              <text:p text:style-name="MP5">INTERNO</text:p>
            </table:table-cell>
          </table:table-row>
        </table:table>
        <text:p text:style-name="Standard"/>
      </style:header>
      <style:footer>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MP6"><text:span text:style-name="Page_20_Number"><text:span text:style-name="MT1">Proyecto:</text:span></text:span></text:p>
            </table:table-cell>
            <table:table-cell table:style-name="Tabla5.A1" office:value-type="string">
              <text:p text:style-name="MP6"><text:span text:style-name="Page_20_Number"><text:span text:style-name="MT1">Producto:</text:span></text:span></text:p>
            </table:table-cell>
            <table:table-cell table:style-name="Tabla5.A1" office:value-type="string">
              <text:p text:style-name="MP7"><text:span text:style-name="Page_20_Number"><text:span text:style-name="MT2"><text:page-number text:select-page="current"/></text:span></text:span></text:p>
            </table:table-cell>
          </table:table-row>
        </table:table>
        <text:p text:style-name="Standard"/>
      </style:footer>
    </style:master-page>
    <style:master-page style:name="Convertir_20_2" style:display-name="Convertir 2" style:page-layout-name="Mpm2">
      <style:head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3">IP - UCI</text:p>
            </table:table-cell>
            <table:table-cell table:style-name="Tabla8.B1" office:value-type="string">
              <text:p text:style-name="MP4">Plan de gestión de configuración</text:p>
            </table:table-cell>
            <table:table-cell table:style-name="Tabla8.A1" office:value-type="string">
              <text:p text:style-name="MP5">INTERNO</text:p>
            </table:table-cell>
          </table:table-row>
        </table:table>
        <text:p text:style-name="Standard"/>
      </style:header>
      <style:footer>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6"><text:span text:style-name="Page_20_Number"><text:span text:style-name="MT1">Proyecto:</text:span></text:span></text:p>
            </table:table-cell>
            <table:table-cell table:style-name="Tabla7.A1" office:value-type="string">
              <text:p text:style-name="MP6"><text:span text:style-name="Page_20_Number"><text:span text:style-name="MT1">Producto:</text:span></text:span></text:p>
            </table:table-cell>
            <table:table-cell table:style-name="Tabla7.A1" office:value-type="string">
              <text:p text:style-name="MP7"><text:span text:style-name="Page_20_Number"><text:span text:style-name="MT2"><text:page-number text:select-page="current"/></text:span></text:span></text:p>
            </table:table-cell>
          </table:table-row>
        </table:table>
        <text:p text:style-name="Standard"/>
      </style:footer>
    </style:master-page>
    <style:master-page style:name="Convertir_20_3" style:display-name="Convertir 3" style:page-layout-name="Mpm3">
      <style:head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3">IP - UCI</text:p>
            </table:table-cell>
            <table:table-cell table:style-name="Tabla10.B1" office:value-type="string">
              <text:p text:style-name="MP4">Plan de gestión de configuración</text:p>
            </table:table-cell>
            <table:table-cell table:style-name="Tabla10.A1" office:value-type="string">
              <text:p text:style-name="MP5">INTERNO</text:p>
            </table:table-cell>
          </table:table-row>
        </table:table>
        <text:p text:style-name="Standard"/>
      </style:header>
      <style:foot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6"><text:span text:style-name="Page_20_Number"><text:span text:style-name="MT1">Proyecto:</text:span></text:span></text:p>
            </table:table-cell>
            <table:table-cell table:style-name="Tabla9.A1" office:value-type="string">
              <text:p text:style-name="MP6"><text:span text:style-name="Page_20_Number"><text:span text:style-name="MT1">Producto:</text:span></text:span></text:p>
            </table:table-cell>
            <table:table-cell table:style-name="Tabla9.A1" office:value-type="string">
              <text:p text:style-name="MP7"><text:span text:style-name="Page_20_Number"><text:span text:style-name="MT2"><text:page-number text:select-page="current"/></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el Meneses Abad</meta:initial-creator>
    <meta:creation-date>2014-11-30T21:16:22</meta:creation-date>
    <dc:date>2014-12-14T22:12:34</dc:date>
    <dc:creator>Abel Meneses Abad</dc:creator>
    <meta:editing-duration>PT3H50M43S</meta:editing-duration>
    <meta:editing-cycles>42</meta:editing-cycles>
    <meta:generator>LibreOffice/3.5$Linux_x86 LibreOffice_project/350m1$Build-2</meta:generator>
    <meta:document-statistic meta:table-count="10" meta:image-count="0" meta:object-count="0" meta:page-count="6" meta:paragraph-count="227" meta:word-count="1473" meta:character-count="9108" meta:non-whitespace-character-count="7917"/>
  </office:meta>
</office:document-meta>
</file>